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.062cm" fo:margin-top="0cm" fo:margin-bottom="0cm" table:align="left" style:writing-mode="lr-tb"/>
    </style:style>
    <style:style style:name="Таблица1.A" style:family="table-column">
      <style:table-column-properties style:column-width="3.995cm"/>
    </style:style>
    <style:style style:name="Таблица1.B" style:family="table-column">
      <style:table-column-properties style:column-width="5.115cm"/>
    </style:style>
    <style:style style:name="Таблица1.C" style:family="table-column">
      <style:table-column-properties style:column-width="4.173cm"/>
    </style:style>
    <style:style style:name="Таблица1.D" style:family="table-column">
      <style:table-column-properties style:column-width="3.21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D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6.501cm" fo:margin-left="0.062cm" fo:margin-top="0cm" fo:margin-bottom="0cm" table:align="left" style:writing-mode="lr-tb"/>
    </style:style>
    <style:style style:name="Таблица2.A" style:family="table-column">
      <style:table-column-properties style:column-width="5.5cm"/>
    </style:style>
    <style:style style:name="Таблица2.C" style:family="table-column">
      <style:table-column-properties style:column-width="5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.A4" style:family="table-cell">
      <style:table-cell-properties fo:padding="0.097cm" fo:border-left="0.25pt solid #000000" fo:border-right="none" fo:border-top="0.25pt solid #000000" fo:border-bottom="none"/>
    </style:style>
    <style:style style:name="Таблица2.C4" style:family="table-cell">
      <style:table-cell-properties fo:padding="0.097cm" fo:border-left="0.25pt solid #000000" fo:border-right="0.25pt solid #000000" fo:border-top="0.25pt solid #000000" fo:border-bottom="none"/>
    </style:style>
    <style:style style:name="Таблица3" style:family="table">
      <style:table-properties style:width="16.501cm" fo:margin-left="0.062cm" fo:margin-top="0cm" fo:margin-bottom="0cm" table:align="left" style:writing-mode="lr-tb"/>
    </style:style>
    <style:style style:name="Таблица3.A" style:family="table-column">
      <style:table-column-properties style:column-width="5.5cm"/>
    </style:style>
    <style:style style:name="Таблица3.C" style:family="table-column">
      <style:table-column-properties style:column-width="5.5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C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6.501cm" fo:margin-left="0.062cm" fo:margin-top="0cm" fo:margin-bottom="0cm" table:align="left" style:writing-mode="lr-tb"/>
    </style:style>
    <style:style style:name="Таблица4.A" style:family="table-column">
      <style:table-column-properties style:column-width="3.995cm"/>
    </style:style>
    <style:style style:name="Таблица4.B" style:family="table-column">
      <style:table-column-properties style:column-width="5.115cm"/>
    </style:style>
    <style:style style:name="Таблица4.C" style:family="table-column">
      <style:table-column-properties style:column-width="4.173cm"/>
    </style:style>
    <style:style style:name="Таблица4.D" style:family="table-column">
      <style:table-column-properties style:column-width="3.21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25pt solid #000000" fo:border-right="none" fo:border-top="0.5pt solid #000000" fo:border-bottom="0.5pt solid #000000"/>
    </style:style>
    <style:style style:name="Таблица4.D2" style:family="table-cell">
      <style:table-cell-properties fo:padding="0.097cm" fo:border-left="0.25pt solid #000000" fo:border-right="0.25pt solid #000000" fo:border-top="0.5pt solid #000000" fo:border-bottom="0.5pt solid #000000"/>
    </style:style>
    <style:style style:name="Таблица4.A6" style:family="table-cell">
      <style:table-cell-properties fo:padding="0.097cm" fo:border-left="0.25pt solid #000000" fo:border-right="none" fo:border-top="0.5pt solid #000000" fo:border-bottom="0.25pt solid #000000"/>
    </style:style>
    <style:style style:name="Таблица4.D6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Таблица5" style:family="table">
      <style:table-properties style:width="16.501cm" fo:margin-left="0.062cm" fo:margin-top="0cm" fo:margin-bottom="0cm" table:align="left" style:writing-mode="lr-tb"/>
    </style:style>
    <style:style style:name="Таблица5.A" style:family="table-column">
      <style:table-column-properties style:column-width="8.25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5.B1" style:family="table-cell">
      <style:table-cell-properties fo:padding="0.097cm" fo:border="0.25pt solid #000000"/>
    </style:style>
    <style:style style:name="Таблица5.A2" style:family="table-cell">
      <style:table-cell-properties fo:padding="0.097cm" fo:border-left="0.25pt solid #000000" fo:border-right="none" fo:border-top="none" fo:border-bottom="0.25pt solid #000000"/>
    </style:style>
    <style:style style:name="Таблица5.B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6" style:family="table">
      <style:table-properties style:width="16.501cm" fo:margin-left="0.062cm" fo:margin-top="0cm" fo:margin-bottom="0cm" table:align="left" style:writing-mode="lr-tb"/>
    </style:style>
    <style:style style:name="Таблица6.A" style:family="table-column">
      <style:table-column-properties style:column-width="9.407cm"/>
    </style:style>
    <style:style style:name="Таблица6.B" style:family="table-column">
      <style:table-column-properties style:column-width="7.09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6.B1" style:family="table-cell">
      <style:table-cell-properties fo:padding="0.097cm" fo:border="0.25pt solid #000000"/>
    </style:style>
    <style:style style:name="Таблица6.A2" style:family="table-cell">
      <style:table-cell-properties fo:padding="0.097cm" fo:border-left="0.25pt solid #000000" fo:border-right="none" fo:border-top="none" fo:border-bottom="0.25pt solid #000000"/>
    </style:style>
    <style:style style:name="Таблица6.B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7" style:family="table">
      <style:table-properties style:width="16.501cm" fo:margin-left="0.062cm" fo:margin-top="0cm" fo:margin-bottom="0cm" table:align="left" style:writing-mode="lr-tb"/>
    </style:style>
    <style:style style:name="Таблица7.A" style:family="table-column">
      <style:table-column-properties style:column-width="7.908cm"/>
    </style:style>
    <style:style style:name="Таблица7.B" style:family="table-column">
      <style:table-column-properties style:column-width="2.14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7.E1" style:family="table-cell">
      <style:table-cell-properties fo:padding="0.097cm" fo:border="0.25pt solid #000000"/>
    </style:style>
    <style:style style:name="Таблица7.A2" style:family="table-cell">
      <style:table-cell-properties fo:padding="0.097cm" fo:border-left="0.25pt solid #000000" fo:border-right="none" fo:border-top="none" fo:border-bottom="0.25pt solid #000000"/>
    </style:style>
    <style:style style:name="Таблица7.E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7.A5" style:family="table-cell">
      <style:table-cell-properties fo:padding="0.097cm" fo:border-left="0.25pt solid #000000" fo:border-right="none" fo:border-top="0.25pt solid #000000" fo:border-bottom="none"/>
    </style:style>
    <style:style style:name="Таблица7.E5" style:family="table-cell">
      <style:table-cell-properties fo:padding="0.097cm" fo:border-left="0.25pt solid #000000" fo:border-right="0.25pt solid #000000" fo:border-top="0.25pt solid #000000" fo:border-bottom="none"/>
    </style:style>
    <style:style style:name="Таблица8" style:family="table">
      <style:table-properties style:width="16.501cm" fo:margin-left="0.062cm" fo:margin-top="0cm" fo:margin-bottom="0cm" table:align="left" style:writing-mode="lr-tb"/>
    </style:style>
    <style:style style:name="Таблица8.A" style:family="table-column">
      <style:table-column-properties style:column-width="7.908cm"/>
    </style:style>
    <style:style style:name="Таблица8.B" style:family="table-column">
      <style:table-column-properties style:column-width="2.148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097cm" fo:border-left="0.25pt solid #000000" fo:border-right="none" fo:border-top="0.5pt solid #000000" fo:border-bottom="0.25pt solid #000000"/>
    </style:style>
    <style:style style:name="Таблица8.E1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Таблица8.A2" style:family="table-cell">
      <style:table-cell-properties fo:padding="0.097cm" fo:border-left="0.5pt solid #000000" fo:border-right="0.5pt solid #000000" fo:border-top="0.25pt solid #000000" fo:border-bottom="0.5pt solid #000000"/>
    </style:style>
    <style:style style:name="Таблица8.A4" style:family="table-cell">
      <style:table-cell-properties fo:padding="0.097cm" fo:border-left="0.25pt solid #000000" fo:border-right="none" fo:border-top="none" fo:border-bottom="0.25pt solid #000000"/>
    </style:style>
    <style:style style:name="Таблица8.E4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9" style:family="table">
      <style:table-properties style:width="16.413cm" fo:margin-left="0.069cm" fo:margin-top="0cm" fo:margin-bottom="0cm" table:align="left" style:writing-mode="lr-tb"/>
    </style:style>
    <style:style style:name="Таблица9.A" style:family="table-column">
      <style:table-column-properties style:column-width="12.201cm"/>
    </style:style>
    <style:style style:name="Таблица9.B" style:family="table-column">
      <style:table-column-properties style:column-width="4.21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9cm" fo:padding-right="0.191cm" fo:padding-top="0cm" fo:padding-bottom="0cm" fo:border="0.5pt solid #00000a"/>
    </style:style>
    <style:style style:name="Таблица10" style:family="table">
      <style:table-properties style:width="16.501cm" style:rel-width="100%" fo:margin-left="-0.199cm" fo:margin-top="0cm" fo:margin-bottom="0cm" table:align="left" style:writing-mode="lr-tb"/>
    </style:style>
    <style:style style:name="Таблица10.A" style:family="table-column">
      <style:table-column-properties style:column-width="0.923cm" style:rel-column-width="3663*"/>
    </style:style>
    <style:style style:name="Таблица10.B" style:family="table-column">
      <style:table-column-properties style:column-width="2.542cm" style:rel-column-width="10092*"/>
    </style:style>
    <style:style style:name="Таблица10.C" style:family="table-column">
      <style:table-column-properties style:column-width="6.011cm" style:rel-column-width="23875*"/>
    </style:style>
    <style:style style:name="Таблица10.D" style:family="table-column">
      <style:table-column-properties style:column-width="7.026cm" style:rel-column-width="27902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9cm" fo:padding-right="0.191cm" fo:padding-top="0cm" fo:padding-bottom="0cm" fo:border="0.5pt solid #000000"/>
    </style:style>
    <style:style style:name="Таблица11" style:family="table">
      <style:table-properties style:width="16.501cm" style:rel-width="100%" fo:margin-left="-0.199cm" fo:margin-top="0cm" fo:margin-bottom="0cm" table:align="left" style:writing-mode="lr-tb"/>
    </style:style>
    <style:style style:name="Таблица11.A" style:family="table-column">
      <style:table-column-properties style:column-width="0.923cm" style:rel-column-width="3663*"/>
    </style:style>
    <style:style style:name="Таблица11.B" style:family="table-column">
      <style:table-column-properties style:column-width="2.542cm" style:rel-column-width="10092*"/>
    </style:style>
    <style:style style:name="Таблица11.C" style:family="table-column">
      <style:table-column-properties style:column-width="6.011cm" style:rel-column-width="23875*"/>
    </style:style>
    <style:style style:name="Таблица11.D" style:family="table-column">
      <style:table-column-properties style:column-width="7.026cm" style:rel-column-width="27902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padding-left="0.199cm" fo:padding-right="0.191cm" fo:padding-top="0cm" fo:padding-bottom="0cm" fo:border="0.5pt solid #000000"/>
    </style:style>
    <style:style style:name="Таблица12" style:family="table">
      <style:table-properties style:width="16.501cm" style:rel-width="100%" fo:margin-left="-0.199cm" fo:margin-top="0cm" fo:margin-bottom="0cm" table:align="left" style:writing-mode="lr-tb"/>
    </style:style>
    <style:style style:name="Таблица12.A" style:family="table-column">
      <style:table-column-properties style:column-width="0.923cm" style:rel-column-width="3663*"/>
    </style:style>
    <style:style style:name="Таблица12.B" style:family="table-column">
      <style:table-column-properties style:column-width="2.542cm" style:rel-column-width="10092*"/>
    </style:style>
    <style:style style:name="Таблица12.C" style:family="table-column">
      <style:table-column-properties style:column-width="6.011cm" style:rel-column-width="23875*"/>
    </style:style>
    <style:style style:name="Таблица12.D" style:family="table-column">
      <style:table-column-properties style:column-width="7.026cm" style:rel-column-width="27902*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padding-left="0.199cm" fo:padding-right="0.191cm" fo:padding-top="0cm" fo:padding-bottom="0cm" fo:border="0.5pt solid #000000"/>
    </style:style>
    <style:style style:name="Таблица13" style:family="table">
      <style:table-properties style:width="16.501cm" style:rel-width="100%" fo:margin-left="-0.199cm" fo:margin-top="0cm" fo:margin-bottom="0cm" table:align="left" style:writing-mode="lr-tb"/>
    </style:style>
    <style:style style:name="Таблица13.A" style:family="table-column">
      <style:table-column-properties style:column-width="0.923cm" style:rel-column-width="3663*"/>
    </style:style>
    <style:style style:name="Таблица13.B" style:family="table-column">
      <style:table-column-properties style:column-width="2.542cm" style:rel-column-width="10092*"/>
    </style:style>
    <style:style style:name="Таблица13.C" style:family="table-column">
      <style:table-column-properties style:column-width="6.011cm" style:rel-column-width="23875*"/>
    </style:style>
    <style:style style:name="Таблица13.D" style:family="table-column">
      <style:table-column-properties style:column-width="7.026cm" style:rel-column-width="27902*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9cm" fo:padding-right="0.191cm" fo:padding-top="0cm" fo:padding-bottom="0cm" fo:border="0.5pt solid #000000"/>
    </style:style>
    <style:style style:name="Таблица14" style:family="table">
      <style:table-properties style:width="16.501cm" style:rel-width="100%" fo:margin-left="-0.199cm" fo:margin-top="0cm" fo:margin-bottom="0cm" table:align="left" style:writing-mode="lr-tb"/>
    </style:style>
    <style:style style:name="Таблица14.A" style:family="table-column">
      <style:table-column-properties style:column-width="0.923cm" style:rel-column-width="3663*"/>
    </style:style>
    <style:style style:name="Таблица14.B" style:family="table-column">
      <style:table-column-properties style:column-width="2.542cm" style:rel-column-width="10092*"/>
    </style:style>
    <style:style style:name="Таблица14.C" style:family="table-column">
      <style:table-column-properties style:column-width="6.011cm" style:rel-column-width="23875*"/>
    </style:style>
    <style:style style:name="Таблица14.D" style:family="table-column">
      <style:table-column-properties style:column-width="7.026cm" style:rel-column-width="27902*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9cm" fo:padding-right="0.191cm" fo:padding-top="0cm" fo:padding-bottom="0cm" fo:border="0.5pt solid #000000"/>
    </style:style>
    <style:style style:name="Таблица15" style:family="table">
      <style:table-properties style:width="16.501cm" style:rel-width="100%" fo:margin-left="-0.199cm" fo:margin-top="0cm" fo:margin-bottom="0cm" table:align="left" style:writing-mode="lr-tb"/>
    </style:style>
    <style:style style:name="Таблица15.A" style:family="table-column">
      <style:table-column-properties style:column-width="0.923cm" style:rel-column-width="3663*"/>
    </style:style>
    <style:style style:name="Таблица15.B" style:family="table-column">
      <style:table-column-properties style:column-width="2.542cm" style:rel-column-width="10092*"/>
    </style:style>
    <style:style style:name="Таблица15.C" style:family="table-column">
      <style:table-column-properties style:column-width="6.011cm" style:rel-column-width="23875*"/>
    </style:style>
    <style:style style:name="Таблица15.D" style:family="table-column">
      <style:table-column-properties style:column-width="7.026cm" style:rel-column-width="27902*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fo:padding-left="0.199cm" fo:padding-right="0.191cm" fo:padding-top="0cm" fo:padding-bottom="0cm" fo:border="0.5pt solid #000000"/>
    </style:style>
    <style:style style:name="Таблица16" style:family="table">
      <style:table-properties style:width="16.501cm" style:rel-width="100%" fo:margin-left="-0.199cm" fo:margin-top="0cm" fo:margin-bottom="0cm" table:align="left" style:writing-mode="lr-tb"/>
    </style:style>
    <style:style style:name="Таблица16.A" style:family="table-column">
      <style:table-column-properties style:column-width="0.923cm" style:rel-column-width="3663*"/>
    </style:style>
    <style:style style:name="Таблица16.B" style:family="table-column">
      <style:table-column-properties style:column-width="2.542cm" style:rel-column-width="10092*"/>
    </style:style>
    <style:style style:name="Таблица16.C" style:family="table-column">
      <style:table-column-properties style:column-width="6.011cm" style:rel-column-width="23875*"/>
    </style:style>
    <style:style style:name="Таблица16.D" style:family="table-column">
      <style:table-column-properties style:column-width="7.026cm" style:rel-column-width="27902*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line-height="100%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/>
    </style:style>
    <style:style style:name="P1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-asian="F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-asian="F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-asian="F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-asian="F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-asian="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nsolas" fo:font-size="10pt" fo:language="en" fo:country="US" style:font-name-asian="F" style:font-size-asian="10pt" style:font-name-complex="Consolas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nsolas" fo:font-size="10pt" fo:language="en" fo:country="US" style:font-name-asian="F" style:font-size-asian="10pt" style:font-name-complex="Consolas1" style:font-size-complex="10pt"/>
    </style:style>
    <style:style style:name="P19" style:family="paragraph" style:parent-style-name="Standard">
      <style:paragraph-properties fo:margin-left="0cm" fo:margin-right="0cm" fo:line-height="100%" fo:text-indent="0cm" style:auto-text-indent="false" fo:keep-with-next="always"/>
    </style:style>
    <style:style style:name="P20" style:family="paragraph" style:parent-style-name="Standard">
      <style:paragraph-properties fo:margin-left="0cm" fo:margin-right="0cm" fo:line-height="100%" fo:text-indent="0cm" style:auto-text-indent="false" fo:break-before="page"/>
    </style:style>
    <style:style style:name="P21" style:family="paragraph" style:parent-style-name="Standard">
      <style:paragraph-properties fo:keep-with-next="always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master-page-name="Standard">
      <style:paragraph-properties fo:margin-left="0cm" fo:margin-right="0cm" fo:text-indent="0cm" style:auto-text-indent="false" style:page-number="auto"/>
    </style:style>
    <style:style style:name="P24" style:family="paragraph" style:parent-style-name="List_20_Paragraph" style:list-style-name="WWNum1">
      <style:paragraph-properties fo:margin-left="0cm" fo:margin-right="0cm" fo:text-indent="1.251cm" style:auto-text-indent="false">
        <style:tab-stops>
          <style:tab-stop style:position="1.752cm"/>
        </style:tab-stops>
      </style:paragraph-properties>
    </style:style>
    <style:style style:name="P25" style:family="paragraph" style:parent-style-name="List_20_Paragraph" style:list-style-name="WWNum2">
      <style:paragraph-properties fo:margin-left="0cm" fo:margin-right="0cm" fo:text-indent="1.251cm" style:auto-text-indent="false">
        <style:tab-stops>
          <style:tab-stop style:position="1.752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language="en" fo:country="US"/>
    </style:style>
    <style:style style:name="T5" style:family="text">
      <style:text-properties fo:color="#000000" style:font-name-asian="Times New Roman1" style:language-asian="ru" style:country-asian="RU" style:font-name-complex="Calibri1" style:font-size-complex="14pt"/>
    </style:style>
    <style:style style:name="T6" style:family="text">
      <style:text-properties fo:color="#000000" style:font-name-asian="Calibri1" style:language-asian="ru" style:country-asian="RU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background-color="#ffffff" loext:char-shading-value="0" style:font-style-asian="italic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#ffffff" loext:char-shading-value="0" style:font-size-complex="14pt"/>
    </style:style>
    <style:style style:name="T12" style:family="text">
      <style:text-properties fo:font-style="italic" fo:background-color="#ffffff" loext:char-shading-value="0" style:font-style-asian="italic"/>
    </style:style>
    <style:style style:name="T13" style:family="text">
      <style:text-properties style:font-size-complex="14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size-complex="14pt"/>
    </style:style>
    <style:style style:name="T17" style:family="text">
      <style:text-properties fo:font-weight="bold" style:font-name-asian="Times New Roman1" style:font-weight-asian="bold" style:font-size-complex="24pt" style:font-weight-complex="bold"/>
    </style:style>
    <style:style style:name="T18" style:family="text">
      <style:text-properties style:font-weight-complex="bold"/>
    </style:style>
    <style:style style:name="T19" style:family="text">
      <style:text-properties style:font-name-asian="Times New Roman1" style:font-size-complex="24pt"/>
    </style:style>
    <style:style style:name="T20" style:family="text">
      <style:text-properties fo:background-color="#ffff00"/>
    </style:style>
    <style:style style:name="T21" style:family="text">
      <style:text-properties style:font-name="Consolas" fo:font-size="10pt" style:font-size-asian="10pt" style:font-name-complex="Consolas1" style:font-size-complex="10pt"/>
    </style:style>
    <style:style style:name="T22" style:family="text">
      <style:text-properties style:font-name="Consolas" fo:font-size="10pt" fo:language="en" fo:country="US" style:font-size-asian="10pt" style:font-name-complex="Consolas1" style:font-size-complex="10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tab/><text:bookmark-start text:name="_Toc517662969"/><text:bookmark-start text:name="_Toc517565052"/><text:bookmark-start text:name="_Toc517432114"/>Экономический раздел<text:bookmark-end text:name="_Toc517662969"/><text:bookmark-end text:name="_Toc517565052"/><text:bookmark-end text:name="_Toc517432114"/></text:h>
      <text:p text:style-name="Standard"/>
      <text:h text:style-name="Heading_20_2" text:outline-level="2"><text:bookmark-start text:name="__RefHeading___Toc18642_1022679752"/><text:bookmark-start text:name="_Toc517662970"/>3.1 Расчет расходов на проект<text:bookmark-end text:name="__RefHeading___Toc18642_1022679752"/><text:bookmark-end text:name="_Toc517662970"/></text:h>
      <text:p text:style-name="Standard"/>
      <text:p text:style-name="Standard"><text:span text:style-name="Основной_20_шрифт_20_абзаца1"><text:span text:style-name="T1">Ориентировочная экономическая эффективность на данный момент не рассчитывается, т.к. робот является прототипом и не планируется поступать в продажу.</text:span></text:span></text:p>
      <text:p text:style-name="Standard">Расходы на создание прототипа андроидного робота приведены в таблице 3.</text:p>
      <text:p text:style-name="Standard">Так же рассчитаем сумму амортизационных отчислений, за 5 лет, на следующее оборудование: микроконтроллер Arduino, экран, камера, аккумулятор, драйверы моторов. Расчет произведем по формуле: <draw:frame draw:style-name="fr1" text:anchor-type="as-char" svg:width="2.009cm" svg:height="0.998cm" draw:z-index="0"><draw:object xlink:href="./Object 2" xlink:type="simple" xlink:show="embed" xlink:actuate="onLoad"/><draw:image xlink:href="./ObjectReplacements/Object 2" xlink:type="simple" xlink:show="embed" xlink:actuate="onLoad"/></draw:frame>, где: <text:span text:style-name="T8">K</text:span> – <text:span text:style-name="T10">норма амортизации в процентах к первоначальной (восстановительной) стоимости объекта; </text:span><text:span text:style-name="T9">C</text:span><text:span text:style-name="T10"> – стоимость объекта; </text:span><text:span text:style-name="T12">n</text:span><text:span text:style-name="T10"> - срок полезного использования данного объекта.</text:span></text:p>
      <text:p text:style-name="Standard"><text:span text:style-name="T11">Для Arduino на срок службы 5 лет, норма амортизации равна </text:span><draw:frame draw:style-name="fr1" text:anchor-type="as-char" svg:width="2.341cm" svg:height="0.998cm" draw:z-index="1"><draw:object xlink:href="./Object 4" xlink:type="simple" xlink:show="embed" xlink:actuate="onLoad"/><draw:image xlink:href="./ObjectReplacements/Object 4" xlink:type="simple" xlink:show="embed" xlink:actuate="onLoad"/></draw:frame><text:s/><text:span text:style-name="T11">или 112 руб.</text:span></text:p>
      <text:p text:style-name="Standard"><text:span text:style-name="T11">Для экрана на срок службы 5 лет, норма амортизации равна </text:span><draw:frame draw:style-name="fr1" text:anchor-type="as-char" svg:width="2.554cm" svg:height="0.998cm" draw:z-index="2"><draw:object xlink:href="./Object 6" xlink:type="simple" xlink:show="embed" xlink:actuate="onLoad"/><draw:image xlink:href="./ObjectReplacements/Object 6" xlink:type="simple" xlink:show="embed" xlink:actuate="onLoad"/></draw:frame><text:s/><text:span text:style-name="T11">или 420 руб.</text:span></text:p>
      <text:p text:style-name="Standard"><text:span text:style-name="T11">Для камер на срок службы 5 лет, норма амортизации равна </text:span><draw:frame draw:style-name="fr1" text:anchor-type="as-char" svg:width="2.342cm" svg:height="0.998cm" draw:z-index="3"><draw:object xlink:href="./Object 8" xlink:type="simple" xlink:show="embed" xlink:actuate="onLoad"/><draw:image xlink:href="./ObjectReplacements/Object 8" xlink:type="simple" xlink:show="embed" xlink:actuate="onLoad"/></draw:frame><text:s/><text:span text:style-name="T11">или 70 руб.</text:span></text:p>
      <text:p text:style-name="Standard"><text:span text:style-name="T11">Для аккумулятора на срок службы 5 лет, норма амортизации равна </text:span><draw:frame draw:style-name="fr1" text:anchor-type="as-char" svg:width="2.554cm" svg:height="0.998cm" draw:z-index="4"><draw:object xlink:href="./Object 10" xlink:type="simple" xlink:show="embed" xlink:actuate="onLoad"/><draw:image xlink:href="./ObjectReplacements/Object 10" xlink:type="simple" xlink:show="embed" xlink:actuate="onLoad"/></draw:frame><text:span text:style-name="T11">или 500 руб.</text:span></text:p>
      <text:p text:style-name="Standard"><text:span text:style-name="Основной_20_шрифт_20_абзаца1"><text:span text:style-name="T2">Для драйверов мотора на срок службы 5 лет, норма амортизации равна </text:span></text:span><draw:frame draw:style-name="fr1" text:anchor-type="as-char" svg:width="2.552cm" svg:height="0.998cm" draw:z-index="5"><draw:object xlink:href="./Object 12" xlink:type="simple" xlink:show="embed" xlink:actuate="onLoad"/><draw:image xlink:href="./ObjectReplacements/Object 12" xlink:type="simple" xlink:show="embed" xlink:actuate="onLoad"/></draw:frame><text:span text:style-name="Основной_20_шрифт_20_абзаца1"><text:span text:style-name="T2">или 240 руб.</text:span></text:span></text:p>
      <text:p text:style-name="Standard"><text:span text:style-name="Основной_20_шрифт_20_абзаца1"><text:span text:style-name="T2">Данные расчеты, для наглядности, сформируем в таблицу 4 и </text:span></text:span><text:soft-page-break/><text:span text:style-name="Основной_20_шрифт_20_абзаца1"><text:span text:style-name="T2">произведем подсчет сумм на количество оборудования.</text:span></text:span></text:p>
      <text:p text:style-name="Standard"><text:span text:style-name="Основной_20_шрифт_20_абзаца1"><text:span text:style-name="T2"/></text:span></text:p>
      <text:p text:style-name="P5">Таблица 3 – Расходы на используемые технические средств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"><text:span text:style-name="T15">Наименование</text:span></text:p>
          </table:table-cell>
          <table:table-cell table:style-name="Таблица1.A1" office:value-type="string">
            <text:p text:style-name="P6"><text:span text:style-name="T15">Параметры</text:span></text:p>
          </table:table-cell>
          <table:table-cell table:style-name="Таблица1.A1" office:value-type="string">
            <text:p text:style-name="P6"><text:span text:style-name="T15">Количество (шт.)</text:span></text:p>
          </table:table-cell>
          <table:table-cell table:style-name="Таблица1.D1" office:value-type="string">
            <text:p text:style-name="P6"><text:span text:style-name="T15">Цена (за шт.)</text:span></text:p>
          </table:table-cell>
        </table:table-row>
        <table:table-row table:style-name="Таблица1.1">
          <table:table-cell table:style-name="Таблица1.A2" office:value-type="string">
            <text:p text:style-name="P7">Компьютер</text:p>
          </table:table-cell>
          <table:table-cell table:style-name="Таблица1.A2" office:value-type="string">
            <text:p text:style-name="P7">На базе Сore i7, 4 Гб ОЗУ, SSD 64 Гб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5800 pуб.</text:p>
          </table:table-cell>
        </table:table-row>
        <table:table-row table:style-name="Таблица1.1">
          <table:table-cell table:style-name="Таблица1.A2" office:value-type="string">
            <text:p text:style-name="P7">Контроллер</text:p>
          </table:table-cell>
          <table:table-cell table:style-name="Таблица1.A2" office:value-type="string">
            <text:p text:style-name="P7">Arduino Atmega 2560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560 pуб.</text:p>
          </table:table-cell>
        </table:table-row>
        <table:table-row table:style-name="Таблица1.1">
          <table:table-cell table:style-name="Таблица1.A2" office:value-type="string">
            <text:p text:style-name="P7">Экран</text:p>
          </table:table-cell>
          <table:table-cell table:style-name="Таблица1.A2" office:value-type="string">
            <text:p text:style-name="P7">Skylarpu 9 дюймов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2100 pуб.</text:p>
          </table:table-cell>
        </table:table-row>
        <table:table-row table:style-name="Таблица1.1">
          <table:table-cell table:style-name="Таблица1.A2" office:value-type="string">
            <text:p text:style-name="P7">Камера</text:p>
          </table:table-cell>
          <table:table-cell table:style-name="Таблица1.A2" office:value-type="string">
            <text:p text:style-name="P7">Logitech CX900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700 руб.</text:p>
          </table:table-cell>
        </table:table-row>
        <table:table-row table:style-name="Таблица1.1">
          <table:table-cell table:style-name="Таблица1.A2" office:value-type="string">
            <text:p text:style-name="P7">Датчик движения</text:p>
          </table:table-cell>
          <table:table-cell table:style-name="Таблица1.A2" office:value-type="string">
            <text:p text:style-name="P7"><text:span text:style-name="T1">HC-SR501</text:span></text:p>
          </table:table-cell>
          <table:table-cell table:style-name="Таблица1.A2" office:value-type="string">
            <text:p text:style-name="P6"><text:span text:style-name="T1">1</text:span></text:p>
          </table:table-cell>
          <table:table-cell table:style-name="Таблица1.D2" office:value-type="string">
            <text:p text:style-name="P6"><text:span text:style-name="T1">70 руб.</text:span></text:p>
          </table:table-cell>
        </table:table-row>
        <table:table-row table:style-name="Таблица1.1">
          <table:table-cell table:style-name="Таблица1.A2" office:value-type="string">
            <text:p text:style-name="P7">Аккумулятор</text:p>
          </table:table-cell>
          <table:table-cell table:style-name="Таблица1.A2" office:value-type="string">
            <text:p text:style-name="P7">12V, 60Ah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2500 руб.</text:p>
          </table:table-cell>
        </table:table-row>
        <table:table-row table:style-name="Таблица1.1">
          <table:table-cell table:style-name="Таблица1.A2" office:value-type="string">
            <text:p text:style-name="P7">Динамик</text:p>
          </table:table-cell>
          <table:table-cell table:style-name="Таблица1.A2" office:value-type="string">
            <text:p text:style-name="P7">Dialog HR-1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400 pуб.</text:p>
          </table:table-cell>
        </table:table-row>
        <table:table-row table:style-name="Таблица1.1">
          <table:table-cell table:style-name="Таблица1.A2" office:value-type="string">
            <text:p text:style-name="P7">Микрофон</text:p>
          </table:table-cell>
          <table:table-cell table:style-name="Таблица1.A2" office:value-type="string">
            <text:p text:style-name="P7">Dialog 300-M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300 руб.</text:p>
          </table:table-cell>
        </table:table-row>
        <table:table-row table:style-name="Таблица1.1">
          <table:table-cell table:style-name="Таблица1.A2" office:value-type="string">
            <text:p text:style-name="P7">Приводы рук</text:p>
          </table:table-cell>
          <table:table-cell table:style-name="Таблица1.A2" office:value-type="string">
            <text:p text:style-name="P7">6K4.959.802.F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1270 pуб.</text:p>
          </table:table-cell>
        </table:table-row>
        <table:table-row table:style-name="Таблица1.1">
          <table:table-cell table:style-name="Таблица1.A2" office:value-type="string">
            <text:p text:style-name="P7">Концевые выключатели</text:p>
          </table:table-cell>
          <table:table-cell table:style-name="Таблица1.A2" office:value-type="string">
            <text:p text:style-name="P7">ZCMD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300 руб.</text:p>
          </table:table-cell>
        </table:table-row>
        <table:table-row table:style-name="Таблица1.1">
          <table:table-cell table:style-name="Таблица1.A2" office:value-type="string">
            <text:p text:style-name="P7">Приводы колес</text:p>
          </table:table-cell>
          <table:table-cell table:style-name="Таблица1.A2" office:value-type="string">
            <text:p text:style-name="P7">6K4.959.802.F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1200 pуб.</text:p>
          </table:table-cell>
        </table:table-row>
        <table:table-row table:style-name="Таблица1.1">
          <table:table-cell table:style-name="Таблица1.A2" office:value-type="string">
            <text:p text:style-name="P7">Сервоприводы кистей</text:p>
          </table:table-cell>
          <table:table-cell table:style-name="Таблица1.A2" office:value-type="string">
            <text:p text:style-name="P7">FS5519M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540 pуб.</text:p>
          </table:table-cell>
        </table:table-row>
        <table:table-row table:style-name="Таблица1.1">
          <table:table-cell table:style-name="Таблица1.A2" office:value-type="string">
            <text:p text:style-name="P7">Сервоприводы головы</text:p>
          </table:table-cell>
          <table:table-cell table:style-name="Таблица1.A2" office:value-type="string">
            <text:p text:style-name="P7">FS5600M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495 pуб.</text:p>
          </table:table-cell>
        </table:table-row>
        <table:table-row table:style-name="Таблица1.1">
          <table:table-cell table:style-name="Таблица1.A2" office:value-type="string">
            <text:p text:style-name="P7">Плата расширения сервоприводов</text:p>
          </table:table-cell>
          <table:table-cell table:style-name="Таблица1.A2" office:value-type="string">
            <text:p text:style-name="P7">Multiservo Shield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990 руб.</text:p>
          </table:table-cell>
        </table:table-row>
        <table:table-row table:style-name="Таблица1.1">
          <table:table-cell table:style-name="Таблица1.A2" office:value-type="string">
            <text:p text:style-name="P7">Драйверы моторов</text:p>
          </table:table-cell>
          <table:table-cell table:style-name="Таблица1.A2" office:value-type="string">
            <text:p text:style-name="P7">Pololu VNH5019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2400 руб.</text:p>
          </table:table-cell>
        </table:table-row>
        <table:table-row table:style-name="Таблица1.1">
          <table:table-cell table:style-name="Таблица1.A2" office:value-type="string">
            <text:p text:style-name="P7">Модули реле</text:p>
          </table:table-cell>
          <table:table-cell table:style-name="Таблица1.A2" office:value-type="string">
            <text:p text:style-name="P7">4 Relay Module</text:p>
          </table:table-cell>
          <table:table-cell table:style-name="Таблица1.A2" office:value-type="string">
            <text:p text:style-name="P6">2</text:p>
          </table:table-cell>
          <table:table-cell table:style-name="Таблица1.D2" office:value-type="string">
            <text:p text:style-name="P6">900 руб.</text:p>
          </table:table-cell>
        </table:table-row>
        <table:table-row table:style-name="Таблица1.1">
          <table:table-cell table:style-name="Таблица1.A2" office:value-type="string">
            <text:p text:style-name="P7">Гироскоп</text:p>
          </table:table-cell>
          <table:table-cell table:style-name="Таблица1.A2" office:value-type="string">
            <text:p text:style-name="P7">GY-85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150 руб.</text:p>
          </table:table-cell>
        </table:table-row>
        <table:table-row table:style-name="Таблица1.1">
          <table:table-cell table:style-name="Таблица1.A2" office:value-type="string">
            <text:p text:style-name="P7">Преобразователь</text:p>
          </table:table-cell>
          <table:table-cell table:style-name="Таблица1.A2" office:value-type="string">
            <text:p text:style-name="P7">AC/DC</text:p>
          </table:table-cell>
          <table:table-cell table:style-name="Таблица1.A2" office:value-type="string">
            <text:p text:style-name="P6">1</text:p>
          </table:table-cell>
          <table:table-cell table:style-name="Таблица1.D2" office:value-type="string">
            <text:p text:style-name="P6">130 руб.</text:p>
          </table:table-cell>
        </table:table-row>
        <table:table-row table:style-name="Таблица1.1">
          <table:table-cell table:style-name="Таблица1.A2" office:value-type="string">
            <text:p text:style-name="P7"><text:span text:style-name="T18">Итог</text:span>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6"><text:span text:style-name="T18">30090 руб.</text:span></text:p>
          </table:table-cell>
        </table:table-row>
      </table:table>
      <text:p text:style-name="P1"/>
      <text:p text:style-name="P5"/>
      <text:p text:style-name="P20"><text:bookmark-start text:name="__RefHeading___Toc18644_1022679752"/><text:bookmark-start text:name="__RefHeading___Toc18650_1022679752"/><text:bookmark-start text:name="_Toc517565054"/><text:bookmark-start text:name="_Toc517432116"/>Таблица 4 – Сумма амортизационных отчислений<text:bookmark-end text:name="__RefHeading___Toc18644_1022679752"/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5"><text:span text:style-name="T17">Наименование</text:span></text:p>
          </table:table-cell>
          <table:table-cell table:style-name="Таблица2.A1" office:value-type="string">
            <text:p text:style-name="P5"><text:span text:style-name="T15">Амортизационные отчисления на 1 единицу (руб.)</text:span></text:p>
          </table:table-cell>
          <table:table-cell table:style-name="Таблица2.C1" office:value-type="string">
            <text:p text:style-name="P5"><text:span text:style-name="T17">Сумма амортизационных отчислений (руб.)</text:span>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9">Контроллер Arduino</text:span></text:p>
          </table:table-cell>
          <table:table-cell table:style-name="Таблица2.A2" office:value-type="string">
            <text:p text:style-name="P5"><text:span text:style-name="T19">112/5 лет</text:span></text:p>
          </table:table-cell>
          <table:table-cell table:style-name="Таблица2.C2" office:value-type="string">
            <text:p text:style-name="P5"><text:span text:style-name="T19">112/5 лет</text:span>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9">Экран</text:span></text:p>
          </table:table-cell>
          <table:table-cell table:style-name="Таблица2.A2" office:value-type="string">
            <text:p text:style-name="P5"><text:span text:style-name="T19">420/5 лет</text:span></text:p>
          </table:table-cell>
          <table:table-cell table:style-name="Таблица2.C2" office:value-type="string">
            <text:p text:style-name="P5"><text:span text:style-name="T19">420/5 лет</text:span></text:p>
          </table:table-cell>
        </table:table-row>
        <table:table-row table:style-name="Таблица2.1">
          <table:table-cell table:style-name="Таблица2.A4" office:value-type="string">
            <text:p text:style-name="P5"><text:span text:style-name="T19">Камера</text:span></text:p>
          </table:table-cell>
          <table:table-cell table:style-name="Таблица2.A4" office:value-type="string">
            <text:p text:style-name="P5"><text:span text:style-name="T19">70/5 лет</text:span></text:p>
          </table:table-cell>
          <table:table-cell table:style-name="Таблица2.C4" office:value-type="string">
            <text:p text:style-name="P5"><text:span text:style-name="T19">140/5 лет</text:span></text:p>
          </table:table-cell>
        </table:table-row>
      </table:table>
      <text:p text:style-name="P8"><text:span text:style-name="Основной_20_шрифт_20_абзаца1"/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row table:style-name="Таблица3.1">
          <table:table-cell table:style-name="Таблица3.A1" office:value-type="string">
            <text:p text:style-name="P5"><text:span text:style-name="T19">Аккумулятор</text:span></text:p>
          </table:table-cell>
          <table:table-cell table:style-name="Таблица3.A1" office:value-type="string">
            <text:p text:style-name="P5"><text:span text:style-name="T19">500/5 лет</text:span></text:p>
          </table:table-cell>
          <table:table-cell table:style-name="Таблица3.C1" office:value-type="string">
            <text:p text:style-name="P5"><text:span text:style-name="T19">500/5 лет</text:span></text:p>
          </table:table-cell>
        </table:table-row>
        <table:table-row table:style-name="Таблица3.1">
          <table:table-cell table:style-name="Таблица3.A2" office:value-type="string">
            <text:p text:style-name="P5"><text:span text:style-name="T19">Драйвер мотора</text:span></text:p>
          </table:table-cell>
          <table:table-cell table:style-name="Таблица3.A2" office:value-type="string">
            <text:p text:style-name="P5"><text:span text:style-name="T19">240/5 лет</text:span></text:p>
          </table:table-cell>
          <table:table-cell table:style-name="Таблица3.C2" office:value-type="string">
            <text:p text:style-name="P5"><text:span text:style-name="T19">480/5 лет</text:span></text:p>
          </table:table-cell>
        </table:table-row>
      </table:table>
      <text:p text:style-name="P4"/>
      <text:p text:style-name="Standard">Также необходимо рассчитать стоимость доработки оборудования (таблица 5).</text:p>
      <text:p text:style-name="Standard"/>
      <text:p text:style-name="P5">Таблица 5 – Расходы на дополнительное оборудование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6"><text:span text:style-name="T14">Наименование</text:span></text:p>
          </table:table-cell>
          <table:table-cell table:style-name="Таблица4.A1" office:value-type="string">
            <text:p text:style-name="P6"><text:span text:style-name="T3">Параметры</text:span></text:p>
          </table:table-cell>
          <table:table-cell table:style-name="Таблица4.A1" office:value-type="string">
            <text:p text:style-name="P6"><text:span text:style-name="T3">Количество </text:span><text:span text:style-name="T15">(шт.)</text:span></text:p>
          </table:table-cell>
          <table:table-cell table:style-name="Таблица4.A1" office:value-type="string">
            <text:p text:style-name="P6"><text:span text:style-name="T15">Цена (за шт.)</text:span></text:p>
          </table:table-cell>
        </table:table-row>
        <table:table-row table:style-name="Таблица4.1">
          <table:table-cell table:style-name="Таблица4.A2" office:value-type="string">
            <text:p text:style-name="P7">Датчик расстояния</text:p>
          </table:table-cell>
          <table:table-cell table:style-name="Таблица4.A2" office:value-type="string">
            <text:p text:style-name="P7"><text:span text:style-name="T1">HC-SR04</text:span></text:p>
          </table:table-cell>
          <table:table-cell table:style-name="Таблица4.A2" office:value-type="string">
            <text:p text:style-name="P6"><text:span text:style-name="T1">6</text:span></text:p>
          </table:table-cell>
          <table:table-cell table:style-name="Таблица4.D2" office:value-type="string">
            <text:p text:style-name="P6"><text:span text:style-name="T1">180 руб.</text:span></text:p>
          </table:table-cell>
        </table:table-row>
        <table:table-row table:style-name="Таблица4.1">
          <table:table-cell table:style-name="Таблица4.A2" office:value-type="string">
            <text:p text:style-name="P7">Детектор звука</text:p>
          </table:table-cell>
          <table:table-cell table:style-name="Таблица4.A2" office:value-type="string">
            <text:p text:style-name="P7"><text:span text:style-name="T4">LM400</text:span></text:p>
          </table:table-cell>
          <table:table-cell table:style-name="Таблица4.A2" office:value-type="string">
            <text:p text:style-name="P6"><text:span text:style-name="T1">4</text:span></text:p>
          </table:table-cell>
          <table:table-cell table:style-name="Таблица4.D2" office:value-type="string">
            <text:p text:style-name="P6"><text:span text:style-name="T1">300 руб.</text:span></text:p>
          </table:table-cell>
        </table:table-row>
        <table:table-row table:style-name="Таблица4.1">
          <table:table-cell table:style-name="Таблица4.A2" office:value-type="string">
            <text:p text:style-name="P7">Датчик освещенности</text:p>
          </table:table-cell>
          <table:table-cell table:style-name="Таблица4.A2" office:value-type="string">
            <text:p text:style-name="P7"><text:span text:style-name="T7">LM</text:span>393</text:p>
          </table:table-cell>
          <table:table-cell table:style-name="Таблица4.A2" office:value-type="string">
            <text:p text:style-name="P6"><text:span text:style-name="T1">2</text:span></text:p>
          </table:table-cell>
          <table:table-cell table:style-name="Таблица4.D2" office:value-type="string">
            <text:p text:style-name="P6"><text:span text:style-name="T1">170 руб.</text:span></text:p>
          </table:table-cell>
        </table:table-row>
        <table:table-row table:style-name="Таблица4.1">
          <table:table-cell table:style-name="Таблица4.A2" office:value-type="string">
            <text:p text:style-name="P7">Датчик температуры и влажности</text:p>
          </table:table-cell>
          <table:table-cell table:style-name="Таблица4.A2" office:value-type="string">
            <text:p text:style-name="P7"><text:span text:style-name="T7">DHT</text:span>11</text:p>
          </table:table-cell>
          <table:table-cell table:style-name="Таблица4.A2" office:value-type="string">
            <text:p text:style-name="P6"><text:span text:style-name="T1">2</text:span></text:p>
          </table:table-cell>
          <table:table-cell table:style-name="Таблица4.D2" office:value-type="string">
            <text:p text:style-name="P6"><text:span text:style-name="T1">100 руб.</text:span></text:p>
          </table:table-cell>
        </table:table-row>
        <table:table-row table:style-name="Таблица4.1">
          <table:table-cell table:style-name="Таблица4.A6" office:value-type="string">
            <text:p text:style-name="P7">Итого</text:p>
          </table:table-cell>
          <table:table-cell table:style-name="Таблица4.A6" office:value-type="string">
            <text:p text:style-name="P9"/>
          </table:table-cell>
          <table:table-cell table:style-name="Таблица4.A6" office:value-type="string">
            <text:p text:style-name="P10"/>
          </table:table-cell>
          <table:table-cell table:style-name="Таблица4.D6" office:value-type="string">
            <text:p text:style-name="P6"><text:span text:style-name="T1">2820 рублей.</text:span></text:p>
          </table:table-cell>
        </table:table-row>
      </table:table>
      <text:p text:style-name="Standard"/>
      <text:h text:style-name="Heading_20_2" text:outline-level="2"><text:bookmark-start text:name="_Toc517662971"/><text:span text:style-name="Основной_20_шрифт_20_абзаца1">3.2 Выводы по экономическому разделу</text:span><text:bookmark-end text:name="_Toc517662971"/></text:h>
      <text:p text:style-name="Standard"/>
      <text:p text:style-name="Standard">Для обоснования экономической целесообразности проекта были произведены расчеты необходимых материальных затрат для проекта, а так же затраты на доработку существующей системы.</text:p>
      <text:p text:style-name="Standard"><text:span text:style-name="T5">В данной главе были рассчитаны затраты на </text:span><text:span text:style-name="T6">амортизацию основного оборудования.</text:span></text:p>
      <text:p text:style-name="Standard"><text:span text:style-name="Основной_20_шрифт_20_абзаца1">Как видно из таблицы 4, проект является экономически выгодным.</text:span></text:p>
      <text:p text:style-name="Standard"><text:soft-page-break/></text:p>
      <text:h text:style-name="Heading_20_1" text:outline-level="1"><text:bookmark-start text:name="_Toc517662972"/><text:span text:style-name="Основной_20_шрифт_20_абзаца1">4. Раздел по защите информации</text:span><text:bookmark-end text:name="_Toc517662972"/></text:h>
      <text:p text:style-name="Standard"/>
      <text:h text:style-name="Heading_20_2" text:outline-level="2"><text:bookmark-start text:name="_Toc517662973"/>4.1 Описание автоматизированной системы<text:bookmark-end text:name="_Toc517662973"/></text:h>
      <text:p text:style-name="Standard"/>
      <text:p text:style-name="Standard"><text:span text:style-name="Основной_20_шрифт_20_абзаца1">Проект разработки модели рефлекторного поведения андроидного робота связан с автоматизированной системой, предназначенной для общения с людьми.</text:span></text:p>
      <text:p text:style-name="Standard"><text:span text:style-name="Основной_20_шрифт_20_абзаца1">Автоматизированной системой является прототип робота, который выполняет следующие функции:</text:span></text:p>
      <text:list xml:id="list4030200726" text:style-name="WWNum1">
        <text:list-item>
          <text:p text:style-name="P24"><text:span text:style-name="Основной_20_шрифт_20_абзаца1">имитация человеческих эмоций;</text:span></text:p>
        </text:list-item>
        <text:list-item>
          <text:p text:style-name="P24"><text:span text:style-name="Основной_20_шрифт_20_абзаца1">реакция на внешние раздражители;</text:span></text:p>
        </text:list-item>
        <text:list-item>
          <text:p text:style-name="P24"><text:span text:style-name="Основной_20_шрифт_20_абзаца1">распознавание речи;</text:span></text:p>
        </text:list-item>
        <text:list-item>
          <text:p text:style-name="P24"><text:span text:style-name="Основной_20_шрифт_20_абзаца1">поддержание разговора с собеседником;</text:span></text:p>
        </text:list-item>
        <text:list-item>
          <text:p text:style-name="P24"><text:span text:style-name="Основной_20_шрифт_20_абзаца1">передвижение в автоматическом и/или дистанционно-управляемом режимах с требуемой скоростью и точностью, по заданному маршруту.</text:span></text:p>
        </text:list-item>
      </text:list>
      <text:p text:style-name="Standard"/>
      <text:h text:style-name="Heading_20_2" text:outline-level="2"><text:bookmark-start text:name="_Toc517662974"/><text:span text:style-name="Основной_20_шрифт_20_абзаца1">4.2 Анализ исходных данных</text:span><text:bookmark-end text:name="_Toc517662974"/></text:h>
      <text:p text:style-name="P4"/>
      <text:p text:style-name="Standard"><text:span text:style-name="Основной_20_шрифт_20_абзаца1">Сформируем таблицу полномочий каждого из субъектов доступа к штатным средствам АС (Таблица 6) [14].</text:span></text:p>
      <text:p text:style-name="Standard"/>
      <text:p text:style-name="P2"><text:span text:style-name="Основной_20_шрифт_20_абзаца1">Таблица 6 </text:span>– <text:span text:style-name="Основной_20_шрифт_20_абзаца1">Перечень лиц, имеющих доступ к штатным средствам АС, с указанием их уровня полномочий</text:span></text:p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6"><text:span text:style-name="T15">Субъекты</text:span></text:p>
          </table:table-cell>
          <table:table-cell table:style-name="Таблица5.B1" office:value-type="string">
            <text:p text:style-name="P6"><text:span text:style-name="T15">Уровень полномочий</text:span></text:p>
          </table:table-cell>
        </table:table-row>
        <table:table-row table:style-name="Таблица5.1">
          <table:table-cell table:style-name="Таблица5.A2" office:value-type="string">
            <text:p text:style-name="P7">Администратор</text:p>
          </table:table-cell>
          <table:table-cell table:style-name="Таблица5.B2" office:value-type="string">
            <text:p text:style-name="P7">Доступ к секретной информации</text:p>
          </table:table-cell>
        </table:table-row>
        <table:table-row table:style-name="Таблица5.1">
          <table:table-cell table:style-name="Таблица5.A2" office:value-type="string">
            <text:p text:style-name="P7">Разработчик</text:p>
          </table:table-cell>
          <table:table-cell table:style-name="Таблица5.B2" office:value-type="string">
            <text:p text:style-name="P7">Доступ к секретной информации</text:p>
          </table:table-cell>
        </table:table-row>
        <table:table-row table:style-name="Таблица5.1">
          <table:table-cell table:style-name="Таблица5.A2" office:value-type="string">
            <text:p text:style-name="P7">Тестировщик</text:p>
          </table:table-cell>
          <table:table-cell table:style-name="Таблица5.B2" office:value-type="string">
            <text:p text:style-name="P7">Доступ к внутренней информации</text:p>
          </table:table-cell>
        </table:table-row>
        <table:table-row table:style-name="Таблица5.1">
          <table:table-cell table:style-name="Таблица5.A2" office:value-type="string">
            <text:p text:style-name="P7">Пользователь</text:p>
          </table:table-cell>
          <table:table-cell table:style-name="Таблица5.B2" office:value-type="string">
            <text:p text:style-name="P7">Доступ к открытой информации</text:p>
          </table:table-cell>
        </table:table-row>
      </table:table>
      <text:p text:style-name="Standard"/>
      <text:p text:style-name="Standard"><text:span text:style-name="Основной_20_шрифт_20_абзаца1">Так же, для каждого информационного ресурса нужно обозначить уровень конфиденциальности (таблица 7).</text:span></text:p>
      <text:p text:style-name="P7"><text:soft-page-break/><text:span text:style-name="Основной_20_шрифт_20_абзаца1">Таблица 7 </text:span>– <text:span text:style-name="Основной_20_шрифт_20_абзаца1">Перечень защищаемых информационных ресурсов АС и их уровень конфиденциальности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"><text:span text:style-name="T15">Информационные ресурсы</text:span></text:p>
          </table:table-cell>
          <table:table-cell table:style-name="Таблица6.B1" office:value-type="string">
            <text:p text:style-name="P6"><text:span text:style-name="Основной_20_шрифт_20_абзаца1">Уровень конфиденциальности</text:span></text:p>
          </table:table-cell>
        </table:table-row>
        <table:table-row table:style-name="Таблица6.1">
          <table:table-cell table:style-name="Таблица6.A2" office:value-type="string">
            <text:p text:style-name="P7">Модель распознавания речи</text:p>
          </table:table-cell>
          <table:table-cell table:style-name="Таблица6.B2" office:value-type="string">
            <text:p text:style-name="P7">Секретна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Модель синтеза речи</text:p>
          </table:table-cell>
          <table:table-cell table:style-name="Таблица6.B2" office:value-type="string">
            <text:p text:style-name="P7">Секретна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Прошивка микроконтроллера</text:p>
          </table:table-cell>
          <table:table-cell table:style-name="Таблица6.B2" office:value-type="string">
            <text:p text:style-name="P7">Внутрення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Настройки операционной системы</text:p>
          </table:table-cell>
          <table:table-cell table:style-name="Таблица6.B2" office:value-type="string">
            <text:p text:style-name="P7">Внутрення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Файлы исходного кода приложения для управления исполнительными механизмами</text:p>
          </table:table-cell>
          <table:table-cell table:style-name="Таблица6.B2" office:value-type="string">
            <text:p text:style-name="P7">Внутрення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Файлы исходного кода приложения для управления эмоциями и рефлексами</text:p>
          </table:table-cell>
          <table:table-cell table:style-name="Таблица6.B2" office:value-type="string">
            <text:p text:style-name="P7">Конфиденциальна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База знаний</text:p>
          </table:table-cell>
          <table:table-cell table:style-name="Таблица6.B2" office:value-type="string">
            <text:p text:style-name="P7">Секретна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База данных эмоций и рефлексов</text:p>
          </table:table-cell>
          <table:table-cell table:style-name="Таблица6.B2" office:value-type="string">
            <text:p text:style-name="P7">Секретна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База данных голосовых записей для воспроизведения речи</text:p>
          </table:table-cell>
          <table:table-cell table:style-name="Таблица6.B2" office:value-type="string">
            <text:p text:style-name="P7">Конфиденциальна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Интерфейс пользователя</text:p>
          </table:table-cell>
          <table:table-cell table:style-name="Таблица6.B2" office:value-type="string">
            <text:p text:style-name="P7">Открытая информация</text:p>
          </table:table-cell>
        </table:table-row>
        <table:table-row table:style-name="Таблица6.1">
          <table:table-cell table:style-name="Таблица6.A2" office:value-type="string">
            <text:p text:style-name="P7">Речевое API</text:p>
          </table:table-cell>
          <table:table-cell table:style-name="Таблица6.B2" office:value-type="string">
            <text:p text:style-name="P7">Открытая информация</text:p>
          </table:table-cell>
        </table:table-row>
      </table:table>
      <text:p text:style-name="Standard"/>
      <text:p text:style-name="Standard">Приведем таблицу соотношений доступа или полномочий субъектов доступа по отношению к защищаемым информационным ресурсам (таблица 8).</text:p>
      <text:p text:style-name="Standard">Работы с системой могут производиться одновременно только одним человеком, следовательно, режим обработки данных является индивидуальным.</text:p>
      <text:p text:style-name="Standard"/>
      <text:p text:style-name="P5">Таблица 8 – Соотношения доступа или полномочий субъектов доступа по отношению к защищаемым информационным ресурсам</text:p>
      <table:table table:name="Таблица7" table:style-name="Таблица7">
        <table:table-column table:style-name="Таблица7.A"/>
        <table:table-column table:style-name="Таблица7.B" table:number-columns-repeated="4"/>
        <table:table-row table:style-name="Таблица7.1">
          <table:table-cell table:style-name="Таблица7.A1" office:value-type="string">
            <text:p text:style-name="P5"/>
          </table:table-cell>
          <table:table-cell table:style-name="Таблица7.A1" office:value-type="string">
            <text:p text:style-name="P5"><text:span text:style-name="T15">Администратор</text:span></text:p>
          </table:table-cell>
          <table:table-cell table:style-name="Таблица7.A1" office:value-type="string">
            <text:p text:style-name="P5"><text:span text:style-name="T15">Разработчик</text:span></text:p>
          </table:table-cell>
          <table:table-cell table:style-name="Таблица7.A1" office:value-type="string">
            <text:p text:style-name="P5"><text:span text:style-name="T15">Тестировщик</text:span></text:p>
          </table:table-cell>
          <table:table-cell table:style-name="Таблица7.E1" office:value-type="string">
            <text:p text:style-name="P5"><text:span text:style-name="T15">Пользователь</text:span></text:p>
          </table:table-cell>
        </table:table-row>
        <table:table-row table:style-name="Таблица7.1">
          <table:table-cell table:style-name="Таблица7.A2" office:value-type="string">
            <text:p text:style-name="P5">Модель распознавания речи</text:p>
          </table:table-cell>
          <table:table-cell table:style-name="Таблица7.A2" office:value-type="string">
            <text:p text:style-name="P6">+</text:p>
          </table:table-cell>
          <table:table-cell table:style-name="Таблица7.A2" office:value-type="string">
            <text:p text:style-name="P6">+</text:p>
          </table:table-cell>
          <table:table-cell table:style-name="Таблица7.A2" office:value-type="string">
            <text:p text:style-name="P6">-</text:p>
          </table:table-cell>
          <table:table-cell table:style-name="Таблица7.E2" office:value-type="string">
            <text:p text:style-name="P6">-</text:p>
          </table:table-cell>
        </table:table-row>
        <table:table-row table:style-name="Таблица7.1">
          <table:table-cell table:style-name="Таблица7.A2" office:value-type="string">
            <text:p text:style-name="P5">Модель синтеза речи</text:p>
          </table:table-cell>
          <table:table-cell table:style-name="Таблица7.A2" office:value-type="string">
            <text:p text:style-name="P6">+</text:p>
          </table:table-cell>
          <table:table-cell table:style-name="Таблица7.A2" office:value-type="string">
            <text:p text:style-name="P6">+</text:p>
          </table:table-cell>
          <table:table-cell table:style-name="Таблица7.A2" office:value-type="string">
            <text:p text:style-name="P6">-</text:p>
          </table:table-cell>
          <table:table-cell table:style-name="Таблица7.E2" office:value-type="string">
            <text:p text:style-name="P6">-</text:p>
          </table:table-cell>
        </table:table-row>
        <table:table-row table:style-name="Таблица7.1">
          <table:table-cell table:style-name="Таблица7.A2" office:value-type="string">
            <text:p text:style-name="P5">Прошивка контроллера</text:p>
          </table:table-cell>
          <table:table-cell table:style-name="Таблица7.A2" office:value-type="string">
            <text:p text:style-name="P6">+</text:p>
          </table:table-cell>
          <table:table-cell table:style-name="Таблица7.A2" office:value-type="string">
            <text:p text:style-name="P6">+</text:p>
          </table:table-cell>
          <table:table-cell table:style-name="Таблица7.A2" office:value-type="string">
            <text:p text:style-name="P6">-</text:p>
          </table:table-cell>
          <table:table-cell table:style-name="Таблица7.E2" office:value-type="string">
            <text:p text:style-name="P6">-</text:p>
          </table:table-cell>
        </table:table-row>
        <table:table-row table:style-name="Таблица7.1">
          <table:table-cell table:style-name="Таблица7.A5" office:value-type="string">
            <text:p text:style-name="P5">Настройки операционной системы</text:p>
          </table:table-cell>
          <table:table-cell table:style-name="Таблица7.A5" office:value-type="string">
            <text:p text:style-name="P6">+</text:p>
          </table:table-cell>
          <table:table-cell table:style-name="Таблица7.A5" office:value-type="string">
            <text:p text:style-name="P6">+</text:p>
          </table:table-cell>
          <table:table-cell table:style-name="Таблица7.A5" office:value-type="string">
            <text:p text:style-name="P6">-</text:p>
          </table:table-cell>
          <table:table-cell table:style-name="Таблица7.E5" office:value-type="string">
            <text:p text:style-name="P6">-</text:p>
          </table:table-cell>
        </table:table-row>
      </table:table>
      <text:p text:style-name="P3">Продолжение таблицы <text:span text:style-name="T7">8</text:span></text:p>
      <table:table table:name="Таблица8" table:style-name="Таблица8">
        <table:table-column table:style-name="Таблица8.A"/>
        <table:table-column table:style-name="Таблица8.B" table:number-columns-repeated="4"/>
        <text:soft-page-break/>
        <table:table-row table:style-name="Таблица8.1">
          <table:table-cell table:style-name="Таблица8.A1" office:value-type="string">
            <text:p text:style-name="P5">База знаний</text:p>
          </table:table-cell>
          <table:table-cell table:style-name="Таблица8.A1" office:value-type="string">
            <text:p text:style-name="P6">+</text:p>
          </table:table-cell>
          <table:table-cell table:style-name="Таблица8.A1" office:value-type="string">
            <text:p text:style-name="P6">+</text:p>
          </table:table-cell>
          <table:table-cell table:style-name="Таблица8.A1" office:value-type="string">
            <text:p text:style-name="P6">-</text:p>
          </table:table-cell>
          <table:table-cell table:style-name="Таблица8.E1" office:value-type="string">
            <text:p text:style-name="P6">-</text:p>
          </table:table-cell>
        </table:table-row>
        <table:table-row table:style-name="Таблица8.1">
          <table:table-cell table:style-name="Таблица8.A2" office:value-type="string">
            <text:p text:style-name="P5">Файлы исходного кода приложения для управления исполнительными механизмами</text:p>
          </table:table-cell>
          <table:table-cell table:style-name="Таблица8.A2" office:value-type="string">
            <text:p text:style-name="P6">+</text:p>
          </table:table-cell>
          <table:table-cell table:style-name="Таблица8.A2" office:value-type="string">
            <text:p text:style-name="P6">+</text:p>
          </table:table-cell>
          <table:table-cell table:style-name="Таблица8.A2" office:value-type="string">
            <text:p text:style-name="P6">-</text:p>
          </table:table-cell>
          <table:table-cell table:style-name="Таблица8.A2" office:value-type="string">
            <text:p text:style-name="P6">-</text:p>
          </table:table-cell>
        </table:table-row>
        <table:table-row table:style-name="Таблица8.1">
          <table:table-cell table:style-name="Таблица8.A1" office:value-type="string">
            <text:p text:style-name="P5">Файлы исходного кода приложения для управления эмоциями и рефлексами</text:p>
          </table:table-cell>
          <table:table-cell table:style-name="Таблица8.A1" office:value-type="string">
            <text:p text:style-name="P6">+</text:p>
          </table:table-cell>
          <table:table-cell table:style-name="Таблица8.A1" office:value-type="string">
            <text:p text:style-name="P6">+</text:p>
          </table:table-cell>
          <table:table-cell table:style-name="Таблица8.A1" office:value-type="string">
            <text:p text:style-name="P6">-</text:p>
          </table:table-cell>
          <table:table-cell table:style-name="Таблица8.E1" office:value-type="string">
            <text:p text:style-name="P6">-</text:p>
          </table:table-cell>
        </table:table-row>
        <table:table-row table:style-name="Таблица8.1">
          <table:table-cell table:style-name="Таблица8.A4" office:value-type="string">
            <text:p text:style-name="P5">База данных эмоций и рефлексов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-</text:p>
          </table:table-cell>
          <table:table-cell table:style-name="Таблица8.E4" office:value-type="string">
            <text:p text:style-name="P6">-</text:p>
          </table:table-cell>
        </table:table-row>
        <table:table-row table:style-name="Таблица8.1">
          <table:table-cell table:style-name="Таблица8.A4" office:value-type="string">
            <text:p text:style-name="P5">База данных голосовых записей для воспроизведения речи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-</text:p>
          </table:table-cell>
          <table:table-cell table:style-name="Таблица8.E4" office:value-type="string">
            <text:p text:style-name="P6">-</text:p>
          </table:table-cell>
        </table:table-row>
        <table:table-row table:style-name="Таблица8.1">
          <table:table-cell table:style-name="Таблица8.A4" office:value-type="string">
            <text:p text:style-name="P5">Интерфейс пользователя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-</text:p>
          </table:table-cell>
          <table:table-cell table:style-name="Таблица8.E4" office:value-type="string">
            <text:p text:style-name="P6">-</text:p>
          </table:table-cell>
        </table:table-row>
        <table:table-row table:style-name="Таблица8.1">
          <table:table-cell table:style-name="Таблица8.A4" office:value-type="string">
            <text:p text:style-name="P5">Речевое API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+</text:p>
          </table:table-cell>
          <table:table-cell table:style-name="Таблица8.A4" office:value-type="string">
            <text:p text:style-name="P6">-</text:p>
          </table:table-cell>
          <table:table-cell table:style-name="Таблица8.E4" office:value-type="string">
            <text:p text:style-name="P6">-</text:p>
          </table:table-cell>
        </table:table-row>
      </table:table>
      <text:p text:style-name="P3"/>
      <text:h text:style-name="Heading_20_2" text:outline-level="2"><text:bookmark-start text:name="_Toc517662975"/>4.3 Выявление основных признаков АС, необходимых для классификации<text:bookmark-end text:name="_Toc517662975"/></text:h>
      <text:p text:style-name="Standard"/>
      <text:p text:style-name="Standard">Для классификации АС необходимо проверить систему на наличие основных признаков. Для этого составим таблицу 9.</text:p>
      <text:p text:style-name="Standard"/>
      <text:p text:style-name="P7">Таблица 9 – Основные признаки АС для классификации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7">Наличие в АС информации различного уровня конфиденциальности</text:p>
          </table:table-cell>
          <table:table-cell table:style-name="Таблица9.A1" office:value-type="string">
            <text:p text:style-name="P6">+</text:p>
          </table:table-cell>
        </table:table-row>
        <table:table-row table:style-name="Таблица9.1">
          <table:table-cell table:style-name="Таблица9.A1" office:value-type="string">
            <text:p text:style-name="P7">Уровень полномочий субъектов доступа АС на доступ к конфиденциальной информации</text:p>
          </table:table-cell>
          <table:table-cell table:style-name="Таблица9.A1" office:value-type="string">
            <text:p text:style-name="P6">+</text:p>
          </table:table-cell>
        </table:table-row>
        <table:table-row table:style-name="Таблица9.1">
          <table:table-cell table:style-name="Таблица9.A1" office:value-type="string">
            <text:p text:style-name="P7">Режим обработки данных в АС</text:p>
          </table:table-cell>
          <table:table-cell table:style-name="Таблица9.A1" office:value-type="string">
            <text:p text:style-name="P7">Индивидуальный</text:p>
          </table:table-cell>
        </table:table-row>
      </table:table>
      <text:p text:style-name="P4"/>
      <text:h text:style-name="Heading_20_2" text:outline-level="2"><text:bookmark-start text:name="_Toc517662976"/>4.4 Сравнение выявленных признаков АС с классифицируемыми<text:bookmark-end text:name="_Toc517662976"/></text:h>
      <text:p text:style-name="Standard"/>
      <text:p text:style-name="Standard">Устанавливается девять классов защищенности АС от несанкционированного доступа к информации [15]. Каждый класс характеризуется определенной минимальной совокупностью требований по защите. Классы подразделяются на три группы, отличающиеся особенностями обработки информации в АС. В пределах каждой группы соблюдается иерархия требований по защите в зависимости от ценности <text:soft-page-break/>(конфиденциальности) информации и, следовательно, иерархия классов защищенности АС.</text:p>
      <text:p text:style-name="Standard">Группы:</text:p>
      <text:list xml:id="list1561505263" text:style-name="WWNum2">
        <text:list-item>
          <text:p text:style-name="P25">третья группа включает АС, в которых работает один пользователь, допущенный ко всей информации АС, размещенной на носителях одного уровня конфиденциальности. Группа содержит два класса - 3Б и 3А;</text:p>
        </text:list-item>
        <text:list-item>
          <text:p text:style-name="P25">вторая группа включает АС, в которых пользователи имеют одинаковые права доступа (полномочия) ко всей информации АС, обрабатываемой и (или) хранимой на носителях различного уровня конфиденциальности. Группа содержит два класса - 2Б и 2А;</text:p>
        </text:list-item>
        <text:list-item>
          <text:p text:style-name="P25">первая группа включает многопользовательские АС, в которых одновременно обрабатывается и (или) хранится информация разных уровней конфиденциальности. Не все пользователи имеют право доступа ко всей информации АС. Группа содержит пять классов - 1Д, 1Г, 1В, 1Б и 1А.</text:p>
        </text:list-item>
      </text:list>
      <text:p text:style-name="Standard">На основе анализа исходных данных, можно сделать вывод, что разрабатываемая система относится к первой группе АС, и классу защищенности 1Д.</text:p>
      <text:p text:style-name="Standard"/>
      <text:h text:style-name="Heading_20_2" text:outline-level="2"><text:bookmark-start text:name="_Toc517662977"/>4.5 Требования к подсистемам класса защищенности 1Д<text:bookmark-end text:name="_Toc517662977"/></text:h>
      <text:p text:style-name="Standard"/>
      <text:p text:style-name="Standard">В общем случае, комплекс программно-технических средств и организационных (процедурных) решений по защите информации от НСД реализуется в рамках системы защиты информации от НСД, состоящей из четырех подсистем:</text:p>
      <text:list xml:id="list142338567964170" text:continue-numbering="true" text:style-name="WWNum2">
        <text:list-item>
          <text:p text:style-name="P25">управления доступом;</text:p>
        </text:list-item>
        <text:list-item>
          <text:p text:style-name="P25">регистрации и учета;</text:p>
        </text:list-item>
        <text:list-item>
          <text:p text:style-name="P25">криптографической;</text:p>
        </text:list-item>
        <text:list-item>
          <text:p text:style-name="P25">обеспечения целостности.</text:p>
        </text:list-item>
      </text:list>
      <text:p text:style-name="Standard"/>
      <text:p text:style-name="Standard">Подсистема управления доступом:</text:p>
      <text:p text:style-name="Standard"><text:soft-page-break/>Идентификация и проверка подлинности таких субъектов как администратор, осуществляется средствами операционной системы.</text:p>
      <text:p text:style-name="Standard">Доступ возможен:</text:p>
      <text:list xml:id="list142337566328842" text:continue-numbering="true" text:style-name="WWNum2">
        <text:list-item>
          <text:p text:style-name="P25">через ssh по сети;</text:p>
        </text:list-item>
        <text:list-item>
          <text:p text:style-name="P25">локально, через gdm.</text:p>
        </text:list-item>
      </text:list>
      <text:p text:style-name="Standard">Идентификация и проверка подлинности пользователей-собеседников осуществляется визуально при помощи системы распознавания лиц и голоса.</text:p>
      <text:p text:style-name="Standard">Подсистема регистрации и учета:</text:p>
      <text:p text:style-name="Standard">Регистрация входа пользователей, кроме собеседников, осуществляется средствами ОС, а остальных - в журналах программы.</text:p>
      <text:p text:style-name="Standard">В параметрах регистрации указываются:</text:p>
      <text:list xml:id="list142338607353096" text:continue-numbering="true" text:style-name="WWNum2">
        <text:list-item>
          <text:p text:style-name="P25">дата и время входа (выхода) субъекта доступа в систему (из системы) или загрузки (остановки) системы;</text:p>
        </text:list-item>
        <text:list-item>
          <text:p text:style-name="P25">результат попытки входа: успешная или неуспешная — несанкционированная;</text:p>
        </text:list-item>
        <text:list-item>
          <text:p text:style-name="P25">идентификатор (код или фамилия) субъекта, предъявленный при попытке доступа.</text:p>
        </text:list-item>
      </text:list>
      <text:p text:style-name="Standard">Подсистема обеспечения целостности:</text:p>
      <text:p text:style-name="Standard">Целостность программных средств защиты информации от НСД достигается за счет подключения файловой системы в режиме "только для чтения".</text:p>
      <text:p text:style-name="Standard">Целостность обрабатываемой информации обеспечивается с помощью исключения взаимодействия пользователя-собеседника непосредственно с операционной системой в обход программного обеспечения посредством визуального интерфейса.</text:p>
      <text:p text:style-name="Standard">Неизменность программной среды при работе пользователя-собеседника обеспечивается настройкой прав доступа на каталоги программы и ее модулей средствами Linux [16].<text:bookmark-end text:name="_Toc517432116"/><text:bookmark-end text:name="_Toc517565054"/><text:bookmark-end text:name="__RefHeading___Toc18650_1022679752"/></text:p>
      <text:p text:style-name="Standard"/>
      <text:p text:style-name="Standard"/>
      <text:h text:style-name="Heading_20_2" text:outline-level="2"><text:soft-page-break/>4.6. Выводы по разделы защиты информации</text:h>
      <text:p text:style-name="Standard"/>
      <text:p text:style-name="Standard">В данном разделе проведена классификация в соответствии с руководящим документом Гостех Комиссии РФ <text:span text:style-name="T20">[11</text:span>].</text:p>
      <text:p text:style-name="P11"/>
      <text:h text:style-name="P22" text:outline-level="1"><text:bookmark-start text:name="_Toc517662978"/>5. Технологический раздел<text:bookmark-end text:name="_Toc517662978"/></text:h>
      <text:p text:style-name="Standard"/>
      <text:h text:style-name="Heading_20_2" text:outline-level="2">5.1 Разработка протокола взаимодействия </text:h>
      <text:p text:style-name="P4"/>
      <text:p text:style-name="Standard">Команды микроконтроллеру для управления различными подсистемами приведены в таблицах 10-16. </text:p>
      <text:p text:style-name="P5">Таблица 10 – Команды приводам манипуляторов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12"><text:span text:style-name="T16">№</text:span></text:p>
          </table:table-cell>
          <table:table-cell table:style-name="Таблица10.A1" office:value-type="string">
            <text:p text:style-name="P12"><text:span text:style-name="T16">Команда</text:span></text:p>
          </table:table-cell>
          <table:table-cell table:style-name="Таблица10.A1" office:value-type="string">
            <text:p text:style-name="P12"><text:span text:style-name="T16">Ответ</text:span></text:p>
          </table:table-cell>
          <table:table-cell table:style-name="Таблица10.A1" office:value-type="string">
            <text:p text:style-name="P12"><text:span text:style-name="T16">Описание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<text:span text:style-name="T13">1</text:span></text:p>
          </table:table-cell>
          <table:table-cell table:style-name="Таблица10.A1" office:value-type="string">
            <text:p text:style-name="P15"><text:span text:style-name="T21">10</text:span></text:p>
          </table:table-cell>
          <table:table-cell table:style-name="Таблица10.A1" office:value-type="string">
            <text:p text:style-name="P18"/>
            <text:p text:style-name="P16"><text:span text:style-name="T22">hands_last_cmd: %d, <text:line-break/>state: %d, <text:line-break/>lft_hand_spin: %d, lft_hand_direction: %d, rgt_hand_spin: %d, rgt_hand_direction: %d</text:span></text:p>
          </table:table-cell>
          <table:table-cell table:style-name="Таблица10.A1" office:value-type="string">
            <text:p text:style-name="P14"><text:span text:style-name="T21">Запрос состояния рук</text:span></text:p>
            <text:p text:style-name="P14"><text:span text:style-name="T21">Последняя команда</text:span></text:p>
            <text:p text:style-name="P14"><text:span text:style-name="T21">Состояние</text:span></text:p>
            <text:p text:style-name="P14"><text:span text:style-name="T21">Вращается ли левая рука</text:span></text:p>
            <text:p text:style-name="P14"><text:span text:style-name="T21">Направление движения левой руки</text:span></text:p>
            <text:p text:style-name="P14"><text:span text:style-name="T21">Вращается ли правая рука</text:span></text:p>
            <text:p text:style-name="P14"><text:span text:style-name="T21">Направление движения правой руки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<text:span text:style-name="T13">2</text:span></text:p>
          </table:table-cell>
          <table:table-cell table:style-name="Таблица10.A1" office:value-type="string">
            <text:p text:style-name="P15"><text:span text:style-name="T21">11</text:span></text:p>
          </table:table-cell>
          <table:table-cell table:style-name="Таблица10.A1" office:value-type="string">
            <text:p text:style-name="P18"/>
            <text:p text:style-name="P16"><text:span text:style-name="T22">hands_last_cmd: %d, </text:span></text:p>
            <text:p text:style-name="P16"><text:span text:style-name="T22">state: %d</text:span></text:p>
          </table:table-cell>
          <table:table-cell table:style-name="Таблица10.A1" office:value-type="string">
            <text:p text:style-name="P14"><text:span text:style-name="T21">Команда на поднятие правой руки</text:span></text:p>
            <text:p text:style-name="P14"><text:span text:style-name="T21">Последняя команда </text:span></text:p>
            <text:p text:style-name="P14"><text:span text:style-name="T21">Состояние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<text:span text:style-name="T13">3</text:span></text:p>
          </table:table-cell>
          <table:table-cell table:style-name="Таблица10.A1" office:value-type="string">
            <text:p text:style-name="P15"><text:span text:style-name="T21">12</text:span></text:p>
          </table:table-cell>
          <table:table-cell table:style-name="Таблица10.A1" office:value-type="string">
            <text:p text:style-name="P17"/>
            <text:p text:style-name="P14"><text:span text:style-name="T22">hands_last_cmd: %d, </text:span></text:p>
            <text:p text:style-name="P14"><text:span text:style-name="T22">state: %d</text:span></text:p>
          </table:table-cell>
          <table:table-cell table:style-name="Таблица10.A1" office:value-type="string">
            <text:p text:style-name="P14"><text:span text:style-name="T21">Команда на опускание правой руки</text:span></text:p>
            <text:p text:style-name="P14"><text:span text:style-name="T21">Последняя команда </text:span></text:p>
            <text:p text:style-name="P14"><text:span text:style-name="T21">Состояние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<text:span text:style-name="T13">4</text:span></text:p>
          </table:table-cell>
          <table:table-cell table:style-name="Таблица10.A1" office:value-type="string">
            <text:p text:style-name="P15"><text:span text:style-name="T21">13</text:span></text:p>
          </table:table-cell>
          <table:table-cell table:style-name="Таблица10.A1" office:value-type="string">
            <text:p text:style-name="P18"/>
            <text:p text:style-name="P16"><text:span text:style-name="T22">hands_last_cmd: %d, </text:span></text:p>
            <text:p text:style-name="P16"><text:span text:style-name="T22">state: %d</text:span></text:p>
          </table:table-cell>
          <table:table-cell table:style-name="Таблица10.A1" office:value-type="string">
            <text:p text:style-name="P14"><text:span text:style-name="T21">Команда на поднятие левой руки</text:span></text:p>
            <text:p text:style-name="P16"><text:span text:style-name="T21">Последняя команда </text:span></text:p>
            <text:p text:style-name="P16"><text:span text:style-name="T21">Состояние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<text:span text:style-name="T13">5</text:span></text:p>
          </table:table-cell>
          <table:table-cell table:style-name="Таблица10.A1" office:value-type="string">
            <text:p text:style-name="P15"><text:span text:style-name="T21">14</text:span></text:p>
          </table:table-cell>
          <table:table-cell table:style-name="Таблица10.A1" office:value-type="string">
            <text:p text:style-name="P18"/>
            <text:p text:style-name="P16"><text:span text:style-name="T22">hands_last_cmd: %d, </text:span></text:p>
            <text:p text:style-name="P16"><text:span text:style-name="T22">state: %d</text:span></text:p>
          </table:table-cell>
          <table:table-cell table:style-name="Таблица10.A1" office:value-type="string">
            <text:p text:style-name="P16"><text:span text:style-name="T21">Команда на опускание левой руки</text:span></text:p>
            <text:p text:style-name="P16"><text:span text:style-name="T21">Последняя команда </text:span></text:p>
            <text:p text:style-name="P16"><text:span text:style-name="T21">Состояние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<text:span text:style-name="T13">6</text:span></text:p>
          </table:table-cell>
          <table:table-cell table:style-name="Таблица10.A1" office:value-type="string">
            <text:p text:style-name="P15"><text:span text:style-name="T21">15</text:span></text:p>
          </table:table-cell>
          <table:table-cell table:style-name="Таблица10.A1" office:value-type="string">
            <text:p text:style-name="P18"/>
            <text:p text:style-name="P16"><text:span text:style-name="T22">hands_last_cmd: %d, </text:span></text:p>
            <text:p text:style-name="P16"><text:span text:style-name="T22">state: %d</text:span></text:p>
          </table:table-cell>
          <table:table-cell table:style-name="Таблица10.A1" office:value-type="string">
            <text:p text:style-name="P16"><text:span text:style-name="T21">Команда останова правой руки</text:span></text:p>
            <text:p text:style-name="P16"><text:span text:style-name="T21">Последняя команда </text:span></text:p>
            <text:p text:style-name="P16"><text:span text:style-name="T21">Состояние</text:span></text:p>
          </table:table-cell>
        </table:table-row>
        <table:table-row table:style-name="Таблица10.1">
          <table:table-cell table:style-name="Таблица10.A1" office:value-type="string">
            <text:p text:style-name="P12"><text:span text:style-name="T13">7</text:span></text:p>
          </table:table-cell>
          <table:table-cell table:style-name="Таблица10.A1" office:value-type="string">
            <text:p text:style-name="P15"><text:span text:style-name="T21">16</text:span></text:p>
          </table:table-cell>
          <table:table-cell table:style-name="Таблица10.A1" office:value-type="string">
            <text:p text:style-name="P18"/>
            <text:p text:style-name="P16"><text:span text:style-name="T22">hands_last_cmd: %d, </text:span></text:p>
            <text:p text:style-name="P16"><text:span text:style-name="T22">state: %d</text:span></text:p>
          </table:table-cell>
          <table:table-cell table:style-name="Таблица10.A1" office:value-type="string">
            <text:p text:style-name="P16"><text:span text:style-name="T21">Команда останова левой руки</text:span></text:p>
            <text:p text:style-name="P16"><text:span text:style-name="T21">Последняя команда </text:span></text:p>
            <text:p text:style-name="P16"><text:span text:style-name="T21">Состояние</text:span></text:p>
          </table:table-cell>
        </table:table-row>
      </table:table>
      <text:p text:style-name="P4"/>
      <text:p text:style-name="P4">Таблица 11 – Команды приводам колес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12"><text:span text:style-name="T16">№</text:span></text:p>
          </table:table-cell>
          <table:table-cell table:style-name="Таблица11.A1" office:value-type="string">
            <text:p text:style-name="P12"><text:span text:style-name="T16">Команда</text:span></text:p>
          </table:table-cell>
          <table:table-cell table:style-name="Таблица11.A1" office:value-type="string">
            <text:p text:style-name="P12"><text:span text:style-name="T16">Ответ</text:span></text:p>
          </table:table-cell>
          <table:table-cell table:style-name="Таблица11.A1" office:value-type="string">
            <text:p text:style-name="P12"><text:span text:style-name="T16">Описание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<text:span text:style-name="T13">1</text:span></text:p>
          </table:table-cell>
          <table:table-cell table:style-name="Таблица11.A1" office:value-type="string">
            <text:p text:style-name="P15"><text:span text:style-name="T21">20</text:span></text:p>
          </table:table-cell>
          <table:table-cell table:style-name="Таблица11.A1" office:value-type="string">
            <text:p text:style-name="P18"/>
            <text:p text:style-name="P16"><text:span text:style-name="T22">legs_last_cmd: %d, </text:span></text:p>
            <text:p text:style-name="P16"><text:span text:style-name="T22">avg_pwm: %d, </text:span></text:p>
            <text:p text:style-name="P16"><text:span text:style-name="T22">state: %d, </text:span></text:p>
            <text:p text:style-name="P16"><text:span text:style-name="T22">direction: %d, </text:span></text:p>
            <text:p text:style-name="P16"><text:span text:style-name="T22">course: %d, </text:span></text:p>
            <text:p text:style-name="P16"><text:span text:style-name="T22">trg_course: %d, </text:span></text:p>
            <text:p text:style-name="P16"><text:span text:style-name="T22">distance: %d,</text:span></text:p>
            <text:p text:style-name="P16"><text:span text:style-name="T22">tgr_distance: %d, <text:s/></text:span></text:p>
            <text:p text:style-name="P16"><text:span text:style-name="T22">lft_pwm: %d, </text:span></text:p>
            <text:p text:style-name="P16"><text:span text:style-name="T22">rgt</text:span><text:span text:style-name="T21">_</text:span><text:span text:style-name="T22">pwm</text:span><text:span text:style-name="T21">: %</text:span><text:span text:style-name="T22">d</text:span><text:span text:style-name="T21"><text:tab/> <text:s text:c="15"/></text:span></text:p>
          </table:table-cell>
          <table:table-cell table:style-name="Таблица11.A1" office:value-type="string">
            <text:p text:style-name="P16"><text:span text:style-name="T21">Запрос состояния колес</text:span></text:p>
            <text:p text:style-name="P16"><text:span text:style-name="T21">Последняя команда </text:span></text:p>
            <text:p text:style-name="P16"><text:span text:style-name="T21">ШИМ средний</text:span></text:p>
            <text:p text:style-name="P16"><text:span text:style-name="T21">Состояние</text:span></text:p>
            <text:p text:style-name="P16"><text:span text:style-name="T21">Направление</text:span></text:p>
            <text:p text:style-name="P16"><text:span text:style-name="T21">Курс</text:span></text:p>
            <text:p text:style-name="P16"><text:span text:style-name="T21">Курс целевой</text:span></text:p>
            <text:p text:style-name="P16"><text:span text:style-name="T21">Расстояние текущее</text:span></text:p>
            <text:p text:style-name="P16"><text:span text:style-name="T21">Расстояние целевое</text:span></text:p>
            <text:p text:style-name="P16"><text:span text:style-name="T21">ШИМ-сигнал левому колесу</text:span></text:p>
            <text:p text:style-name="P16"><text:span text:style-name="T21">ШИМ-сигнал правому колесу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<text:span text:style-name="T13">2</text:span></text:p>
          </table:table-cell>
          <table:table-cell table:style-name="Таблица11.A1" office:value-type="string">
            <text:p text:style-name="P15"><text:span text:style-name="T21">21</text:span></text:p>
          </table:table-cell>
          <table:table-cell table:style-name="Таблица11.A1" office:value-type="string">
            <text:p text:style-name="P18"/>
            <text:p text:style-name="P18"/>
            <text:p text:style-name="P18"/>
            <text:p text:style-name="P16"><text:soft-page-break/><text:span text:style-name="T22">legs_last_cmd: %d, </text:span></text:p>
            <text:p text:style-name="P16"><text:span text:style-name="T22">state: %d</text:span></text:p>
          </table:table-cell>
          <table:table-cell table:style-name="Таблица11.A1" office:value-type="string">
            <text:p text:style-name="P16"><text:span text:style-name="T21">Команда установки курса и расстояния. На вход передается курс и расстояние. Движение </text:span><text:soft-page-break/><text:span text:style-name="T21">вперед.</text:span></text:p>
            <text:p text:style-name="P16"><text:span text:style-name="T21">Последняя команда</text:span></text:p>
            <text:p text:style-name="P16"><text:span text:style-name="T21">Статус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<text:span text:style-name="T13">3</text:span></text:p>
          </table:table-cell>
          <table:table-cell table:style-name="Таблица11.A1" office:value-type="string">
            <text:p text:style-name="P15"><text:span text:style-name="T21">22</text:span></text:p>
          </table:table-cell>
          <table:table-cell table:style-name="Таблица11.A1" office:value-type="string">
            <text:p text:style-name="P18"/>
            <text:p text:style-name="P18"/>
            <text:p text:style-name="P18"/>
            <text:p text:style-name="P16"><text:span text:style-name="T22">legs_last_cmd: %d, </text:span></text:p>
            <text:p text:style-name="P16"><text:span text:style-name="T22">state: %d</text:span></text:p>
          </table:table-cell>
          <table:table-cell table:style-name="Таблица11.A1" office:value-type="string">
            <text:p text:style-name="P16"><text:span text:style-name="T21">Команда установки курса и расстояния. На вход передается курс и расстояние. Движение назад.</text:span></text:p>
            <text:p text:style-name="P16"><text:span text:style-name="T21">Последняя команда</text:span></text:p>
            <text:p text:style-name="P16"><text:span text:style-name="T21">Статус</text:span></text:p>
          </table:table-cell>
        </table:table-row>
        <table:table-row table:style-name="Таблица11.1">
          <table:table-cell table:style-name="Таблица11.A1" office:value-type="string">
            <text:p text:style-name="P12"><text:span text:style-name="T13">4</text:span></text:p>
          </table:table-cell>
          <table:table-cell table:style-name="Таблица11.A1" office:value-type="string">
            <text:p text:style-name="P15"><text:span text:style-name="T21">23</text:span></text:p>
          </table:table-cell>
          <table:table-cell table:style-name="Таблица11.A1" office:value-type="string">
            <text:p text:style-name="P18"/>
            <text:p text:style-name="P16"><text:span text:style-name="T22">legs_last_cmd: %d, </text:span></text:p>
            <text:p text:style-name="P16"><text:span text:style-name="T22">state: %d, </text:span></text:p>
            <text:p text:style-name="P16"><text:span text:style-name="T22">avg_pwm: %d</text:span></text:p>
          </table:table-cell>
          <table:table-cell table:style-name="Таблица11.A1" office:value-type="string">
            <text:p text:style-name="P16"><text:span text:style-name="T21">Команда останова колес</text:span></text:p>
            <text:p text:style-name="P16"><text:span text:style-name="T21">Последняя команда</text:span></text:p>
            <text:p text:style-name="P16"><text:span text:style-name="T21">Состояние</text:span></text:p>
            <text:p text:style-name="P16"><text:span text:style-name="T21">ШИМ средний</text:span></text:p>
          </table:table-cell>
        </table:table-row>
      </table:table>
      <text:p text:style-name="Standard"/>
      <text:p text:style-name="P4">Таблица 12 – Команды сервоприводам голов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office:value-type="string">
            <text:p text:style-name="P12"><text:span text:style-name="T16">№</text:span></text:p>
          </table:table-cell>
          <table:table-cell table:style-name="Таблица12.A1" office:value-type="string">
            <text:p text:style-name="P12"><text:span text:style-name="T16">Команда</text:span></text:p>
          </table:table-cell>
          <table:table-cell table:style-name="Таблица12.A1" office:value-type="string">
            <text:p text:style-name="P12"><text:span text:style-name="T16">Ответ</text:span></text:p>
          </table:table-cell>
          <table:table-cell table:style-name="Таблица12.A1" office:value-type="string">
            <text:p text:style-name="P12"><text:span text:style-name="T16">Описание</text:span></text:p>
          </table:table-cell>
        </table:table-row>
        <table:table-row table:style-name="Таблица12.1">
          <table:table-cell table:style-name="Таблица12.A1" office:value-type="string">
            <text:p text:style-name="P12"><text:span text:style-name="T13">1</text:span></text:p>
          </table:table-cell>
          <table:table-cell table:style-name="Таблица12.A1" office:value-type="string">
            <text:p text:style-name="P15"><text:span text:style-name="T21">30</text:span></text:p>
          </table:table-cell>
          <table:table-cell table:style-name="Таблица12.A1" office:value-type="string">
            <text:p text:style-name="P18"/>
            <text:p text:style-name="P16"><text:span text:style-name="T22">head_last_cmd: %d, </text:span></text:p>
            <text:p text:style-name="P16"><text:span text:style-name="T22">state: %d</text:span></text:p>
          </table:table-cell>
          <table:table-cell table:style-name="Таблица12.A1" office:value-type="string">
            <text:p text:style-name="P16"><text:span text:style-name="T21">Запрос состояния головы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2.1">
          <table:table-cell table:style-name="Таблица12.A1" office:value-type="string">
            <text:p text:style-name="P12"><text:span text:style-name="T13">2</text:span></text:p>
          </table:table-cell>
          <table:table-cell table:style-name="Таблица12.A1" office:value-type="string">
            <text:p text:style-name="P15"><text:span text:style-name="T21">31</text:span></text:p>
          </table:table-cell>
          <table:table-cell table:style-name="Таблица12.A1" office:value-type="string">
            <text:p text:style-name="P18"/>
            <text:p text:style-name="P18"/>
            <text:p text:style-name="P16"><text:span text:style-name="T22">head_last_cmd: %d, </text:span></text:p>
            <text:p text:style-name="P16"><text:span text:style-name="T22">state: %d,</text:span></text:p>
            <text:p text:style-name="P16"><text:span text:style-name="T22">course: %d, </text:span></text:p>
            <text:p text:style-name="P16"><text:span text:style-name="T22">trg_course: %d</text:span></text:p>
          </table:table-cell>
          <table:table-cell table:style-name="Таблица12.A1" office:value-type="string">
            <text:p text:style-name="P16"><text:span text:style-name="T21">Команда на движение головы в горизонтальной плоскости</text:span></text:p>
            <text:p text:style-name="P16"><text:span text:style-name="T21">Последняя команда</text:span></text:p>
            <text:p text:style-name="P16"><text:span text:style-name="T21">Состояние</text:span></text:p>
            <text:p text:style-name="P16"><text:span text:style-name="T21">Курс текущий</text:span></text:p>
            <text:p text:style-name="P16"><text:span text:style-name="T21">Курс целевой</text:span></text:p>
          </table:table-cell>
        </table:table-row>
        <table:table-row table:style-name="Таблица12.1">
          <table:table-cell table:style-name="Таблица12.A1" office:value-type="string">
            <text:p text:style-name="P12"><text:span text:style-name="T13">3</text:span></text:p>
          </table:table-cell>
          <table:table-cell table:style-name="Таблица12.A1" office:value-type="string">
            <text:p text:style-name="P15"><text:span text:style-name="T21">33</text:span></text:p>
          </table:table-cell>
          <table:table-cell table:style-name="Таблица12.A1" office:value-type="string">
            <text:p text:style-name="P18"/>
            <text:p text:style-name="P18"/>
            <text:p text:style-name="P16"><text:span text:style-name="T22">head_last_cmd: %d, </text:span></text:p>
            <text:p text:style-name="P16"><text:span text:style-name="T22">state: %d,</text:span></text:p>
            <text:p text:style-name="P16"><text:span text:style-name="T22">course: %d, </text:span></text:p>
            <text:p text:style-name="P16"><text:span text:style-name="T22">trg_course: %d</text:span></text:p>
          </table:table-cell>
          <table:table-cell table:style-name="Таблица12.A1" office:value-type="string">
            <text:p text:style-name="P16"><text:span text:style-name="T21">Команда движения головы в вертикальной плоскости </text:span></text:p>
            <text:p text:style-name="P16"><text:span text:style-name="T21">Последняя команда</text:span></text:p>
            <text:p text:style-name="P16"><text:span text:style-name="T21">Состояние</text:span></text:p>
            <text:p text:style-name="P16"><text:span text:style-name="T21">Курс текущий</text:span></text:p>
            <text:p text:style-name="P16"><text:span text:style-name="T21">Курс целевой</text:span></text:p>
          </table:table-cell>
        </table:table-row>
      </table:table>
      <text:p text:style-name="P2"/>
      <text:p text:style-name="P2">Таблица 13 – Команды сервоприводам кистей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office:value-type="string">
            <text:p text:style-name="P12"><text:span text:style-name="T16">№</text:span></text:p>
          </table:table-cell>
          <table:table-cell table:style-name="Таблица13.A1" office:value-type="string">
            <text:p text:style-name="P12"><text:span text:style-name="T16">Команда</text:span></text:p>
          </table:table-cell>
          <table:table-cell table:style-name="Таблица13.A1" office:value-type="string">
            <text:p text:style-name="P12"><text:span text:style-name="T16">Ответ</text:span></text:p>
          </table:table-cell>
          <table:table-cell table:style-name="Таблица13.A1" office:value-type="string">
            <text:p text:style-name="P12"><text:span text:style-name="T16">Описа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<text:span text:style-name="T13">16</text:span></text:p>
          </table:table-cell>
          <table:table-cell table:style-name="Таблица13.A1" office:value-type="string">
            <text:p text:style-name="P15"><text:span text:style-name="T21">40</text:span></text:p>
          </table:table-cell>
          <table:table-cell table:style-name="Таблица13.A1" office:value-type="string">
            <text:p text:style-name="P18"/>
            <text:p text:style-name="P16"><text:span text:style-name="T22">palm_last_cmd: %d, </text:span></text:p>
            <text:p text:style-name="P16"><text:span text:style-name="T22">state: %d</text:span></text:p>
          </table:table-cell>
          <table:table-cell table:style-name="Таблица13.A1" office:value-type="string">
            <text:p text:style-name="P16"><text:span text:style-name="T21">Запрос состояния кистей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<text:span text:style-name="T13">17</text:span></text:p>
          </table:table-cell>
          <table:table-cell table:style-name="Таблица13.A1" office:value-type="string">
            <text:p text:style-name="P15"><text:span text:style-name="T22">41</text:span></text:p>
          </table:table-cell>
          <table:table-cell table:style-name="Таблица13.A1" office:value-type="string">
            <text:p text:style-name="P18"/>
            <text:p text:style-name="P16"><text:span text:style-name="T22">palm_last_cmd: %d, </text:span></text:p>
            <text:p text:style-name="P16"><text:span text:style-name="T22">state: %d</text:span></text:p>
          </table:table-cell>
          <table:table-cell table:style-name="Таблица13.A1" office:value-type="string">
            <text:p text:style-name="P16"><text:span text:style-name="T21">Команда раскрытия левой кисти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13"/>
          </table:table-cell>
          <table:table-cell table:style-name="Таблица13.A1" office:value-type="string">
            <text:p text:style-name="P15"><text:span text:style-name="T21">42</text:span></text:p>
          </table:table-cell>
          <table:table-cell table:style-name="Таблица13.A1" office:value-type="string">
            <text:p text:style-name="P18"/>
            <text:p text:style-name="P16"><text:span text:style-name="T22">palm_last_cmd: %d, </text:span></text:p>
            <text:p text:style-name="P16"><text:span text:style-name="T22">state: %d</text:span></text:p>
          </table:table-cell>
          <table:table-cell table:style-name="Таблица13.A1" office:value-type="string">
            <text:p text:style-name="P16"><text:span text:style-name="T21">Команда закрытия левой кисти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<text:span text:style-name="T13">18</text:span></text:p>
          </table:table-cell>
          <table:table-cell table:style-name="Таблица13.A1" office:value-type="string">
            <text:p text:style-name="P15"><text:span text:style-name="T21">43</text:span></text:p>
          </table:table-cell>
          <table:table-cell table:style-name="Таблица13.A1" office:value-type="string">
            <text:p text:style-name="P18"/>
            <text:p text:style-name="P18"/>
            <text:p text:style-name="P16"><text:span text:style-name="T22">palm_last_cmd: %d, </text:span></text:p>
            <text:p text:style-name="P16"><text:span text:style-name="T22">state: %d</text:span></text:p>
          </table:table-cell>
          <table:table-cell table:style-name="Таблица13.A1" office:value-type="string">
            <text:p text:style-name="P16"><text:span text:style-name="T21">Команда цикличного открытия-закрытия левой кисти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<text:span text:style-name="T13">19</text:span></text:p>
          </table:table-cell>
          <table:table-cell table:style-name="Таблица13.A1" office:value-type="string">
            <text:p text:style-name="P15"><text:span text:style-name="T21">44</text:span></text:p>
          </table:table-cell>
          <table:table-cell table:style-name="Таблица13.A1" office:value-type="string">
            <text:p text:style-name="P18"/>
            <text:p text:style-name="P16"><text:span text:style-name="T22">palm_last_cmd: %d, </text:span></text:p>
            <text:p text:style-name="P16"><text:span text:style-name="T22">state: %d</text:span></text:p>
          </table:table-cell>
          <table:table-cell table:style-name="Таблица13.A1" office:value-type="string">
            <text:p text:style-name="P16"><text:span text:style-name="T21">Команда раскрытия левой кисти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<text:span text:style-name="T13">20</text:span></text:p>
          </table:table-cell>
          <table:table-cell table:style-name="Таблица13.A1" office:value-type="string">
            <text:p text:style-name="P15"><text:span text:style-name="T21">44</text:span></text:p>
          </table:table-cell>
          <table:table-cell table:style-name="Таблица13.A1" office:value-type="string">
            <text:p text:style-name="P18"/>
            <text:p text:style-name="P16"><text:span text:style-name="T22">palm_last_cmd: %d, </text:span></text:p>
            <text:p text:style-name="P16"><text:span text:style-name="T22">state: %d</text:span></text:p>
          </table:table-cell>
          <table:table-cell table:style-name="Таблица13.A1" office:value-type="string">
            <text:p text:style-name="P16"><text:span text:style-name="T21">Команда закрытия правой кисти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12"><text:span text:style-name="T13">21</text:span></text:p>
          </table:table-cell>
          <table:table-cell table:style-name="Таблица13.A1" office:value-type="string">
            <text:p text:style-name="P15"><text:span text:style-name="T21">45</text:span></text:p>
          </table:table-cell>
          <table:table-cell table:style-name="Таблица13.A1" office:value-type="string">
            <text:p text:style-name="P18"/>
            <text:p text:style-name="P18"/>
            <text:p text:style-name="P16"><text:span text:style-name="T22">palm_last_cmd: %d, </text:span></text:p>
            <text:p text:style-name="P16"><text:span text:style-name="T22">state: %d</text:span></text:p>
          </table:table-cell>
          <table:table-cell table:style-name="Таблица13.A1" office:value-type="string">
            <text:p text:style-name="P16"><text:span text:style-name="T21">Команда цикличного открытия-закрытия правой кисти</text:span></text:p>
            <text:p text:style-name="P16"><text:span text:style-name="T22">Последняя команда</text:span></text:p>
            <text:p text:style-name="P16"><text:span text:style-name="T22">Состояние</text:span></text:p>
          </table:table-cell>
        </table:table-row>
      </table:table>
      <text:p text:style-name="Standard"><text:soft-page-break/></text:p>
      <text:p text:style-name="P5">Таблица 14 – Команды бортовому компьютеру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12"><text:span text:style-name="T16">№</text:span></text:p>
          </table:table-cell>
          <table:table-cell table:style-name="Таблица14.A1" office:value-type="string">
            <text:p text:style-name="P12"><text:span text:style-name="T16">Команда</text:span></text:p>
          </table:table-cell>
          <table:table-cell table:style-name="Таблица14.A1" office:value-type="string">
            <text:p text:style-name="P12"><text:span text:style-name="T16">Ответ</text:span></text:p>
          </table:table-cell>
          <table:table-cell table:style-name="Таблица14.A1" office:value-type="string">
            <text:p text:style-name="P12"><text:span text:style-name="T16">Описание</text:span></text:p>
          </table:table-cell>
        </table:table-row>
        <table:table-row table:style-name="Таблица14.1">
          <table:table-cell table:style-name="Таблица14.A1" office:value-type="string">
            <text:p text:style-name="P12"><text:span text:style-name="T13">1</text:span></text:p>
          </table:table-cell>
          <table:table-cell table:style-name="Таблица14.A1" office:value-type="string">
            <text:p text:style-name="P15"><text:span text:style-name="T21">50</text:span></text:p>
          </table:table-cell>
          <table:table-cell table:style-name="Таблица14.A1" office:value-type="string">
            <text:p text:style-name="P18"/>
            <text:p text:style-name="P16"><text:span text:style-name="T22">comp_last_cmd: %d,</text:span></text:p>
            <text:p text:style-name="P16"><text:span text:style-name="T22">state: %d</text:span></text:p>
          </table:table-cell>
          <table:table-cell table:style-name="Таблица14.A1" office:value-type="string">
            <text:p text:style-name="P16"><text:span text:style-name="T21">Запрос состояния компьютера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4.1">
          <table:table-cell table:style-name="Таблица14.A1" office:value-type="string">
            <text:p text:style-name="P12"><text:span text:style-name="T13">2</text:span></text:p>
          </table:table-cell>
          <table:table-cell table:style-name="Таблица14.A1" office:value-type="string">
            <text:p text:style-name="P15"><text:span text:style-name="T21">51</text:span></text:p>
          </table:table-cell>
          <table:table-cell table:style-name="Таблица14.A1" office:value-type="string">
            <text:p text:style-name="P18"/>
            <text:p text:style-name="P16"><text:span text:style-name="T22">comp_last_cmd: %d,</text:span></text:p>
            <text:p text:style-name="P16"><text:span text:style-name="T22">state: %d</text:span></text:p>
          </table:table-cell>
          <table:table-cell table:style-name="Таблица14.A1" office:value-type="string">
            <text:p text:style-name="P16"><text:span text:style-name="T21">Команда загрузки компьютера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4.1">
          <table:table-cell table:style-name="Таблица14.A1" office:value-type="string">
            <text:p text:style-name="P12"><text:span text:style-name="T13">3</text:span></text:p>
          </table:table-cell>
          <table:table-cell table:style-name="Таблица14.A1" office:value-type="string">
            <text:p text:style-name="P15"><text:span text:style-name="T21">52</text:span></text:p>
          </table:table-cell>
          <table:table-cell table:style-name="Таблица14.A1" office:value-type="string">
            <text:p text:style-name="P18"/>
            <text:p text:style-name="P16"><text:span text:style-name="T22">comp_last_cmd: %d,</text:span></text:p>
            <text:p text:style-name="P16"><text:span text:style-name="T22">state: %d</text:span></text:p>
          </table:table-cell>
          <table:table-cell table:style-name="Таблица14.A1" office:value-type="string">
            <text:p text:style-name="P16"><text:span text:style-name="T21">Команда выключения компьютера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</table:table>
      <text:p text:style-name="Standard"/>
      <text:p text:style-name="Standard">Таблица 15 – Команды красных лампочек (сзади)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12"><text:span text:style-name="T16">№</text:span></text:p>
          </table:table-cell>
          <table:table-cell table:style-name="Таблица15.A1" office:value-type="string">
            <text:p text:style-name="P12"><text:span text:style-name="T16">Команда</text:span></text:p>
          </table:table-cell>
          <table:table-cell table:style-name="Таблица15.A1" office:value-type="string">
            <text:p text:style-name="P12"><text:span text:style-name="T16">Ответ</text:span></text:p>
          </table:table-cell>
          <table:table-cell table:style-name="Таблица15.A1" office:value-type="string">
            <text:p text:style-name="P12"><text:span text:style-name="T16">Описание</text:span></text:p>
          </table:table-cell>
        </table:table-row>
        <table:table-row table:style-name="Таблица15.1">
          <table:table-cell table:style-name="Таблица15.A1" office:value-type="string">
            <text:p text:style-name="P12"><text:span text:style-name="T13">1</text:span></text:p>
          </table:table-cell>
          <table:table-cell table:style-name="Таблица15.A1" office:value-type="string">
            <text:p text:style-name="P15"><text:span text:style-name="T21">60</text:span></text:p>
          </table:table-cell>
          <table:table-cell table:style-name="Таблица15.A1" office:value-type="string">
            <text:p text:style-name="P18"/>
            <text:p text:style-name="P16"><text:span text:style-name="T22">lamp_red_last_cmd: %d,</text:span></text:p>
            <text:p text:style-name="P16"><text:span text:style-name="T22">state: %d</text:span></text:p>
          </table:table-cell>
          <table:table-cell table:style-name="Таблица15.A1" office:value-type="string">
            <text:p text:style-name="P16"><text:span text:style-name="T21">Запрос состояния красных лампочек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5.1">
          <table:table-cell table:style-name="Таблица15.A1" office:value-type="string">
            <text:p text:style-name="P12"><text:span text:style-name="T13">2</text:span></text:p>
          </table:table-cell>
          <table:table-cell table:style-name="Таблица15.A1" office:value-type="string">
            <text:p text:style-name="P15"><text:span text:style-name="T21">61</text:span></text:p>
          </table:table-cell>
          <table:table-cell table:style-name="Таблица15.A1" office:value-type="string">
            <text:p text:style-name="P16"><text:span text:style-name="T22">lamp_red_last_cmd: %d,</text:span></text:p>
            <text:p text:style-name="P16"><text:span text:style-name="T22">state: %d</text:span></text:p>
          </table:table-cell>
          <table:table-cell table:style-name="Таблица15.A1" office:value-type="string">
            <text:p text:style-name="P16"><text:span text:style-name="T21">Команда на включение красных лампочек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5.1">
          <table:table-cell table:style-name="Таблица15.A1" office:value-type="string">
            <text:p text:style-name="P12"><text:span text:style-name="T13">3</text:span></text:p>
          </table:table-cell>
          <table:table-cell table:style-name="Таблица15.A1" office:value-type="string">
            <text:p text:style-name="P15"><text:span text:style-name="T21">62</text:span></text:p>
          </table:table-cell>
          <table:table-cell table:style-name="Таблица15.A1" office:value-type="string">
            <text:p text:style-name="P16"><text:span text:style-name="T22">lamp_red_last_cmd: %d,</text:span></text:p>
            <text:p text:style-name="P16"><text:span text:style-name="T22">state: %d</text:span></text:p>
          </table:table-cell>
          <table:table-cell table:style-name="Таблица15.A1" office:value-type="string">
            <text:p text:style-name="P16"><text:span text:style-name="T21">Команда на выключение красных лампочек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</table:table>
      <text:p text:style-name="Standard"/>
      <text:p text:style-name="Standard">Таблица 16 – Команды белых лампочек (спереди)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12"><text:span text:style-name="T16">№</text:span></text:p>
          </table:table-cell>
          <table:table-cell table:style-name="Таблица16.A1" office:value-type="string">
            <text:p text:style-name="P12"><text:span text:style-name="T16">Команда</text:span></text:p>
          </table:table-cell>
          <table:table-cell table:style-name="Таблица16.A1" office:value-type="string">
            <text:p text:style-name="P12"><text:span text:style-name="T16">Ответ</text:span></text:p>
          </table:table-cell>
          <table:table-cell table:style-name="Таблица16.A1" office:value-type="string">
            <text:p text:style-name="P12"><text:span text:style-name="T16">Описание</text:span></text:p>
          </table:table-cell>
        </table:table-row>
        <table:table-row table:style-name="Таблица16.1">
          <table:table-cell table:style-name="Таблица16.A1" office:value-type="string">
            <text:p text:style-name="P12"><text:span text:style-name="T13">4</text:span></text:p>
          </table:table-cell>
          <table:table-cell table:style-name="Таблица16.A1" office:value-type="string">
            <text:p text:style-name="P15"><text:span text:style-name="T21">70</text:span></text:p>
          </table:table-cell>
          <table:table-cell table:style-name="Таблица16.A1" office:value-type="string">
            <text:p text:style-name="P16"><text:span text:style-name="T22">lamp_white_last_cmd: %d,</text:span></text:p>
            <text:p text:style-name="P16"><text:span text:style-name="T22">state: %d</text:span></text:p>
          </table:table-cell>
          <table:table-cell table:style-name="Таблица16.A1" office:value-type="string">
            <text:p text:style-name="P16"><text:span text:style-name="T21">Запрос состояния белых лампочек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6.1">
          <table:table-cell table:style-name="Таблица16.A1" office:value-type="string">
            <text:p text:style-name="P12"><text:span text:style-name="T13">5</text:span></text:p>
          </table:table-cell>
          <table:table-cell table:style-name="Таблица16.A1" office:value-type="string">
            <text:p text:style-name="P15"><text:span text:style-name="T21">71</text:span></text:p>
          </table:table-cell>
          <table:table-cell table:style-name="Таблица16.A1" office:value-type="string">
            <text:p text:style-name="P16"><text:span text:style-name="T22">lamp_white_last_cmd: %d,</text:span></text:p>
            <text:p text:style-name="P16"><text:span text:style-name="T22">state: %d</text:span></text:p>
          </table:table-cell>
          <table:table-cell table:style-name="Таблица16.A1" office:value-type="string">
            <text:p text:style-name="P16"><text:span text:style-name="T21">Команда на включение белых лампочек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  <table:table-row table:style-name="Таблица16.1">
          <table:table-cell table:style-name="Таблица16.A1" office:value-type="string">
            <text:p text:style-name="P12"><text:span text:style-name="T13">6</text:span></text:p>
          </table:table-cell>
          <table:table-cell table:style-name="Таблица16.A1" office:value-type="string">
            <text:p text:style-name="P15"><text:span text:style-name="T21">72</text:span></text:p>
          </table:table-cell>
          <table:table-cell table:style-name="Таблица16.A1" office:value-type="string">
            <text:p text:style-name="P16"><text:span text:style-name="T22">lamp_white_last_cmd: %d,</text:span></text:p>
            <text:p text:style-name="P16"><text:span text:style-name="T22">state: %d</text:span></text:p>
          </table:table-cell>
          <table:table-cell table:style-name="Таблица16.A1" office:value-type="string">
            <text:p text:style-name="P16"><text:span text:style-name="T21">Команда на выключение белых лампочек</text:span></text:p>
            <text:p text:style-name="P16"><text:span text:style-name="T21">Последняя команда</text:span></text:p>
            <text:p text:style-name="P16"><text:span text:style-name="T21">Состояние</text:span></text:p>
          </table:table-cell>
        </table:table-row>
      </table:table>
      <text:p text:style-name="Standard"/>
      <text:p text:style-name="Standard">Код разбора команды на стороне микроконтроллера приведен на листинге 1.</text:p>
      <text:p text:style-name="P21"><text:soft-page-break/>Листинг 1 – Код разбора команды</text:p>
      <text:p text:style-name="P19"><text:span text:style-name="T22">if (Serial.available())</text:span></text:p>
      <text:p text:style-name="P19"><text:span text:style-name="T22">{<text:tab/></text:span></text:p>
      <text:p text:style-name="P19"><text:span text:style-name="T22"><text:tab/>cmd</text:span><text:span text:style-name="T21"> = </text:span><text:span text:style-name="T22">Serial</text:span><text:span text:style-name="T21">.</text:span><text:span text:style-name="T22">parseInt</text:span><text:span text:style-name="T21">();<text:tab/>// получение команды из буфера</text:span></text:p>
      <text:p text:style-name="P19"><text:span text:style-name="T21"><text:tab/></text:span><text:span text:style-name="T22">sys</text:span><text:span text:style-name="T21"> = </text:span><text:span text:style-name="T22">cmd</text:span><text:span text:style-name="T21"> / 10;<text:tab/><text:tab/>// вычисление номера подсистемы</text:span></text:p>
      <text:p text:style-name="P19"><text:span text:style-name="T21"><text:tab/></text:span><text:span text:style-name="T22">switch</text:span><text:span text:style-name="T21">(</text:span><text:span text:style-name="T22">sys</text:span><text:span text:style-name="T21">)<text:tab/><text:tab/><text:tab/>// в зависимости от номера подсистемы</text:span></text:p>
      <text:p text:style-name="P19"><text:span text:style-name="T21"><text:tab/></text:span><text:span text:style-name="T22">{</text:span></text:p>
      <text:p text:style-name="P19"><text:span text:style-name="T22"><text:tab/><text:tab/>case 1:</text:span><text:span text:style-name="T21"><text:tab/><text:tab/>// обработка команд манипуляторам</text:span></text:p>
      <text:p text:style-name="P19"><text:span text:style-name="T22"><text:tab/><text:tab/><text:tab/>processHands(resp_buf, cmd);</text:span></text:p>
      <text:p text:style-name="P19"><text:span text:style-name="T22"><text:tab/><text:tab/><text:tab/>break;</text:span></text:p>
      <text:p text:style-name="P19"><text:span text:style-name="T22"><text:tab/><text:tab/>case 2:</text:span><text:span text:style-name="T21"><text:tab/><text:tab/>// обработка команд ногам</text:span></text:p>
      <text:p text:style-name="P19"><text:span text:style-name="T22"><text:tab/><text:tab/><text:tab/>processLegs(resp_buf, cmd);</text:span></text:p>
      <text:p text:style-name="P19"><text:span text:style-name="T22"><text:tab/><text:tab/><text:tab/>break;</text:span></text:p>
      <text:p text:style-name="P19"><text:span text:style-name="T22"><text:tab/><text:tab/></text:span><text:span text:style-name="T21">...<text:tab/><text:tab/><text:tab/>// обработка остальных команд</text:span></text:p>
      <text:p text:style-name="P19"><text:span text:style-name="T21"><text:tab/>}</text:span></text:p>
      <text:p text:style-name="P19"><text:span text:style-name="T21"><text:tab/>Serial.println(resp_buf);<text:tab/>// формирование ответа</text:span></text:p>
      <text:p text:style-name="P19"><text:span text:style-name="T21">}</text:span></text:p>
      <text:p text:style-name="P5"><text:span text:style-name="T21"><text:tab/><text:tab/></text:span></text:p>
      <text:p text:style-name="Standard"/>
      <text:p text:style-name="Standard">Пример обмена командами представлен на листинге 2.</text:p>
      <text:p text:style-name="Standard"><text:s/>Листинг 2 – Пример обработки команд</text:p>
      <text:p text:style-name="P5"><text:span text:style-name="T21">21 320 200 // движение вперед на 320 см курсом 200</text:span></text:p>
      <text:p text:style-name="P5"><text:span text:style-name="T21"><text:s text:c="11"/>// относительно начального положения робота</text:span></text:p>
      <text:p text:style-name="P5"><text:span text:style-name="T21">legs_last_cmd: 21, state: 1 // ответ подсистемы</text:span></text:p>
      <text:p text:style-name="P5"><text:span text:style-name="T21"><text:s text:c="11"/>// с последней командой и состоянием</text:span></text:p>
      <text:p text:style-name="P5"><text:span text:style-name="T21">20 // запрос состояния</text:span></text:p>
      <text:p text:style-name="P5"><text:span text:style-name="T22">legs_last_cmd: 20, </text:span></text:p>
      <text:p text:style-name="P5"><text:span text:style-name="T22">avg_pwm: 120, </text:span></text:p>
      <text:p text:style-name="P5"><text:span text:style-name="T22">state: 1, </text:span></text:p>
      <text:p text:style-name="P5"><text:span text:style-name="T22">direction: 1, </text:span></text:p>
      <text:p text:style-name="P5"><text:span text:style-name="T22">trg_course: 200, </text:span></text:p>
      <text:p text:style-name="P5"><text:span text:style-name="T22">course: 202, </text:span></text:p>
      <text:p text:style-name="P5"><text:span text:style-name="T22">tgr_distance: 320, </text:span></text:p>
      <text:p text:style-name="P5"><text:span text:style-name="T22">distance: 140, </text:span></text:p>
      <text:p text:style-name="P5"><text:span text:style-name="T22">lft_pwm: 90, </text:span></text:p>
      <text:p text:style-name="P5"><text:span text:style-name="T22">rgt_pwm: 15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hyphenation-ladder-count="no-limit" fo:break-before="page" text:number-lines="false" text:line-number="0"/>
      <style:text-properties fo:font-weight="bold" style:letter-kerning="true" style:font-name-asian="F" style:font-family-generic-asian="system" style:font-pitch-asian="variable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keep-with-next="always"/>
      <style:text-properties fo:font-weight="bold" style:font-name-asian="F" style:font-family-generic-asian="system" style:font-pitch-asian="variable" style:font-weight-asian="bold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letter-kerning="true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Основной_20_шрифт_20_абзаца1" style:display-name="Основной шрифт абзаца1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</meta:initial-creator>
    <meta:editing-cycles>3</meta:editing-cycles>
    <meta:creation-date>2018-06-25T15:28:00</meta:creation-date>
    <dc:date>2018-06-26T14:23:36.406047000</dc:date>
    <meta:editing-duration>PT4M4S</meta:editing-duration>
    <meta:generator>LibreOffice/6.0.4.2$MacOSX_X86_64 LibreOffice_project/9b0d9b32d5dcda91d2f1a96dc04c645c450872bf</meta:generator>
    <meta:document-statistic meta:table-count="16" meta:image-count="0" meta:object-count="6" meta:page-count="14" meta:paragraph-count="600" meta:word-count="1963" meta:character-count="14045" meta:non-whitespace-character-count="125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K</mi>
      <mo stretchy="false">=</mo>
      <mrow>
        <mfrac>
          <mi>C</mi>
          <mi>n</mi>
        </mfrac>
        <mo stretchy="false">∗</mo>
        <mn>100</mn>
      </mrow>
    </mrow>
    <annotation encoding="StarMath 5.0">K= {C} over {n} *100</annotation>
  </semantics>
</math>
</file>

<file path=Object 10/content.xml><?xml version="1.0" encoding="utf-8"?>
<math xmlns="http://www.w3.org/1998/Math/MathML" display="block">
  <semantics>
    <mrow>
      <mi>K</mi>
      <mo stretchy="false">=</mo>
      <mrow>
        <mfrac>
          <mn>2500</mn>
          <mn>5</mn>
        </mfrac>
        <mo stretchy="false">∗</mo>
        <mn>100</mn>
      </mrow>
    </mrow>
    <annotation encoding="StarMath 5.0">K= {2500} over {5} *100</annotation>
  </semantics>
</math>
</file>

<file path=Object 11/content.xml><?xml version="1.0" encoding="utf-8"?>
<math xmlns="http://www.w3.org/1998/Math/MathML" display="block">
  <semantics>
    <mrow>
      <mi>K</mi>
      <mo stretchy="false">=</mo>
      <mrow>
        <mfrac>
          <mn>1200</mn>
          <mn>5</mn>
        </mfrac>
        <mo stretchy="false">∗</mo>
        <mn>100</mn>
      </mrow>
    </mrow>
    <annotation encoding="StarMath 5.0">K= {1200} over {5} *100</annotation>
  </semantics>
</math>
</file>

<file path=Object 3/content.xml><?xml version="1.0" encoding="utf-8"?>
<math xmlns="http://www.w3.org/1998/Math/MathML" display="block">
  <semantics>
    <mrow>
      <mi>K</mi>
      <mo stretchy="false">=</mo>
      <mrow>
        <mfrac>
          <mn>560</mn>
          <mn>5</mn>
        </mfrac>
        <mo stretchy="false">∗</mo>
        <mn>100</mn>
      </mrow>
    </mrow>
    <annotation encoding="StarMath 5.0">K= {560} over {5} *100</annotation>
  </semantics>
</math>
</file>

<file path=Object 5/content.xml><?xml version="1.0" encoding="utf-8"?>
<math xmlns="http://www.w3.org/1998/Math/MathML" display="block">
  <semantics>
    <mrow>
      <mi>K</mi>
      <mo stretchy="false">=</mo>
      <mrow>
        <mfrac>
          <mn>2100</mn>
          <mn>5</mn>
        </mfrac>
        <mo stretchy="false">∗</mo>
        <mn>100</mn>
      </mrow>
    </mrow>
    <annotation encoding="StarMath 5.0">K= {2100} over {5} *100</annotation>
  </semantics>
</math>
</file>

<file path=Object 7/content.xml><?xml version="1.0" encoding="utf-8"?>
<math xmlns="http://www.w3.org/1998/Math/MathML" display="block">
  <semantics>
    <mrow>
      <mi>K</mi>
      <mo stretchy="false">=</mo>
      <mrow>
        <mfrac>
          <mn>350</mn>
          <mn>5</mn>
        </mfrac>
        <mo stretchy="false">∗</mo>
        <mn>100</mn>
      </mrow>
    </mrow>
    <annotation encoding="StarMath 5.0">K= {350} over {5} *100</annotation>
  </semantics>
</math>
</file>